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T Walsheim Medium&quot;" svg:font-family="'&quot;GT Walsheim Medium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11.613cm"/>
    </style:style>
    <style:style style:name="co3" style:family="table-column">
      <style:table-column-properties fo:break-before="auto" style:column-width="13.868cm"/>
    </style:style>
    <style:style style:name="co4" style:family="table-column">
      <style:table-column-properties fo:break-before="auto" style:column-width="10.977cm"/>
    </style:style>
    <style:style style:name="co5" style:family="table-column">
      <style:table-column-properties fo:break-before="auto" style:column-width="6.124cm"/>
    </style:style>
    <style:style style:name="co6" style:family="table-column">
      <style:table-column-properties fo:break-before="auto" style:column-width="5.195cm"/>
    </style:style>
    <style:style style:name="co7" style:family="table-column">
      <style:table-column-properties fo:break-before="auto" style:column-width="4.288cm"/>
    </style:style>
    <style:style style:name="co8" style:family="table-column">
      <style:table-column-properties fo:break-before="auto" style:column-width="3.822cm"/>
    </style:style>
    <style:style style:name="co9" style:family="table-column">
      <style:table-column-properties fo:break-before="auto" style:column-width="2.47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Mecenazgos_20_sin_20_entrega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GT Walsheim Medium&quot;" fo:font-size="10pt" fo:font-style="normal" fo:text-shadow="none" style:text-underline-style="none" fo:font-weight="normal" style:font-size-asian="10pt" style:font-style-asian="normal" style:font-weight-asian="normal" style:font-name-complex="&quot;GT Walsheim Medium&quot;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enazgos sin entreg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5" office:value-type="string" calcext:value-type="string">
            <text:p>Editorial</text:p>
          </table:table-cell>
          <table:table-cell table:style-name="ce15" office:value-type="string" calcext:value-type="string">
            <text:p>Proyecto</text:p>
          </table:table-cell>
          <table:table-cell table:style-name="ce15" office:value-type="string" calcext:value-type="string">
            <text:p>URL</text:p>
          </table:table-cell>
          <table:table-cell table:style-name="ce15" office:value-type="string" calcext:value-type="string">
            <text:p>Image</text:p>
          </table:table-cell>
          <table:table-cell table:style-name="ce15" office:value-type="string" calcext:value-type="string">
            <text:p>Fecha de mecenazgo conseguido</text:p>
          </table:table-cell>
          <table:table-cell table:style-name="ce15" office:value-type="string" calcext:value-type="string">
            <text:p>Fecha última actualización</text:p>
          </table:table-cell>
          <table:table-cell table:style-name="ce15" office:value-type="string" calcext:value-type="string">
            <text:p>Fecha entrega oficial</text:p>
          </table:table-cell>
          <table:table-cell table:style-name="ce15" office:value-type="string" calcext:value-type="string">
            <text:p>Fecha entrega final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Outremer Ediciones</text:p>
          </table:table-cell>
          <table:table-cell table:style-name="ce2" office:value-type="string" calcext:value-type="string">
            <text:p>A través de los Páramos del Kâladar: Un módulo de exploración para Granujas</text:p>
          </table:table-cell>
          <table:table-cell table:style-name="ce7" office:value-type="string" calcext:value-type="string">
            <text:p><text:a xlink:href="https://www.verkami.com/projects/42600-a-traves-de-los-paramos-del-kaladar-un-modulo-de-exploracion-para-granujas" xlink:type="simple">https://www.verkami.com/projects/42600-a-traves-de-los-paramos-del-kaladar-un-modulo-de-exploracion-para-granujas</text:a></text:p>
          </table:table-cell>
          <table:table-cell table:style-name="ce7" office:value-type="string" calcext:value-type="string">
            <text:p><text:a xlink:href="https://dg9aaz8jl1ktt.cloudfront.net/the_files/107725/project_thumbnail.jpg?1769600412" xlink:type="simple">https://dg9aaz8jl1ktt.cloudfront.net/the_files/107725/project_thumbnail.jpg?1769600412</text:a></text:p>
          </table:table-cell>
          <table:table-cell table:style-name="ce9" office:value-type="date" office:date-value="2026-02-15" calcext:value-type="date">
            <text:p>15/02/2026</text:p>
          </table:table-cell>
          <table:table-cell table:style-name="ce9" office:value-type="date" office:date-value="2026-03-16" calcext:value-type="date">
            <text:p>16/03/2026</text:p>
          </table:table-cell>
          <table:table-cell table:style-name="ce9" office:value-type="date" office:date-value="2026-04-30" calcext:value-type="date">
            <text:p>30/04/2026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The Hills Press</text:p>
          </table:table-cell>
          <table:table-cell table:style-name="ce2" office:value-type="string" calcext:value-type="string">
            <text:p>Acthung! Cthulhu 2d20 – Sombras de la Atlántida</text:p>
          </table:table-cell>
          <table:table-cell table:style-name="ce7" office:value-type="string" calcext:value-type="string">
            <text:p><text:a xlink:href="https://www.thehillspress.es/producto/acthung-cthulhu-2d20-sombras-de-la-atlantida/" xlink:type="simple">https://www.thehillspress.es/producto/acthung-cthulhu-2d20-sombras-de-la-atlantida/</text:a></text:p>
          </table:table-cell>
          <table:table-cell table:style-name="ce7" office:value-type="string" calcext:value-type="string">
            <text:p><text:a xlink:href="https://www.thehillspress.es/wp-content/uploads/2026/02/Sombras-de-la-Atlantida-Mockups-2-768x576.jpg" xlink:type="simple">https://www.thehillspress.es/wp-content/uploads/2026/02/Sombras-de-la-Atlantida-Mockups-2-768x576.jpg</text:a></text:p>
          </table:table-cell>
          <table:table-cell table:style-name="ce9" office:value-type="date" office:date-value="2026-04-02" calcext:value-type="date">
            <text:p>02/04/2026</text:p>
          </table:table-cell>
          <table:table-cell table:style-name="ce12"/>
          <table:table-cell table:style-name="ce9" office:value-type="date" office:date-value="2026-09-30" calcext:value-type="date">
            <text:p>30/09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Nosolorol</text:p>
          </table:table-cell>
          <table:table-cell table:style-name="ce2" office:value-type="string" calcext:value-type="string">
            <text:p>Amor de Otro Mundo</text:p>
          </table:table-cell>
          <table:table-cell table:style-name="ce7" office:value-type="string" calcext:value-type="string">
            <text:p><text:a xlink:href="https://www.nosolorol.com/campana/adom" xlink:type="simple">https://www.nosolorol.com/campana/adom</text:a></text:p>
          </table:table-cell>
          <table:table-cell table:style-name="ce7" office:value-type="string" calcext:value-type="string">
            <text:p><text:a xlink:href="https://www.nosolorol.com/img/cms/2023/ADOM/webtiradadesalvación-Amor-de-Otro-Mundo---RN386_Mita.jpg" xlink:type="simple">https://www.nosolorol.com/img/cms/2023/ADOM/webtiradadesalvaci%C3%B3n-Amor-de-Otro-Mundo---RN386_Mita.jpg</text:a></text:p>
          </table:table-cell>
          <table:table-cell table:style-name="ce9" office:value-type="date" office:date-value="2022-01-31" calcext:value-type="date">
            <text:p>31/01/2022</text:p>
          </table:table-cell>
          <table:table-cell table:style-name="ce4"/>
          <table:table-cell table:style-name="ce10" office:value-type="date" office:date-value="2023-12-31" calcext:value-type="date">
            <text:p>31/12/2023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Nosolorol</text:p>
          </table:table-cell>
          <table:table-cell table:style-name="ce2" office:value-type="string" calcext:value-type="string">
            <text:p>Aquelarre: Malefica Trinitas</text:p>
          </table:table-cell>
          <table:table-cell table:style-name="ce7" office:value-type="string" calcext:value-type="string">
            <text:p><text:a xlink:href="https://www.nosolorol.com/campana/aquelarre" xlink:type="simple">https://www.nosolorol.com/campana/aquelarre</text:a></text:p>
          </table:table-cell>
          <table:table-cell table:style-name="ce7" office:value-type="string" calcext:value-type="string">
            <text:p><text:a xlink:href="https://www.nosolorol.com/img/cms/2022-noticias/aquelarre/portada-mecenazgo02.jpg" xlink:type="simple">https://www.nosolorol.com/img/cms/2022-noticias/aquelarre/portada-mecenazgo02.jpg</text:a></text:p>
          </table:table-cell>
          <table:table-cell table:style-name="ce10" office:value-type="date" office:date-value="2022-11-13" calcext:value-type="date">
            <text:p>13/11/2022</text:p>
          </table:table-cell>
          <table:table-cell table:style-name="ce4"/>
          <table:table-cell table:style-name="ce10" office:value-type="date" office:date-value="2022-12-31" calcext:value-type="date">
            <text:p>31/12/2022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Blagdaross Ediciones</text:p>
          </table:table-cell>
          <table:table-cell table:style-name="ce2" office:value-type="string" calcext:value-type="string">
            <text:p>Ars Magica Edición Definitiva</text:p>
          </table:table-cell>
          <table:table-cell table:style-name="ce7" office:value-type="string" calcext:value-type="string">
            <text:p><text:a xlink:href="https://www.backerkit.com/c/projects/blagadross-ediciones/ars-magica-edicion-definitiva" xlink:type="simple">https://www.backerkit.com/c/projects/blagadross-ediciones/ars-magica-edicion-definitiva</text:a></text:p>
          </table:table-cell>
          <table:table-cell table:style-name="ce7" office:value-type="string" calcext:value-type="string">
            <text:p><text:a xlink:href="https://images.backerkit.com/active_storage/backerkit_production/blob/zhvazj1xh31nxrcala3o4v07pf43?ixlib=rails-4.3.1&amp;auto=compress%2C%20format&amp;cs=srgb&amp;q=80&amp;fit=max&amp;w=1360&amp;h=977" xlink:type="simple">https://images.backerkit.com/active_storage/backerkit_production/blob/zhvazj1xh31nxrcala3o4v07pf43?ixlib=rails-4.3.1&amp;auto=compress%2C%20format&amp;cs=srgb&amp;q=80&amp;fit=max&amp;w=1360&amp;h=977</text:a></text:p>
          </table:table-cell>
          <table:table-cell table:style-name="ce9" office:value-type="date" office:date-value="2025-10-31" calcext:value-type="date">
            <text:p>31/10/2025</text:p>
          </table:table-cell>
          <table:table-cell table:style-name="ce9" office:value-type="date" office:date-value="2026-04-01" calcext:value-type="date">
            <text:p>01/04/2026</text:p>
          </table:table-cell>
          <table:table-cell table:style-name="ce9" office:value-type="date" office:date-value="2026-10-31" calcext:value-type="date">
            <text:p>31/10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Neldor Collective</text:p>
          </table:table-cell>
          <table:table-cell table:style-name="ce2" office:value-type="string" calcext:value-type="string">
            <text:p>Astracordis, a Sci-fi TTRPG of exploration and science + VTT</text:p>
          </table:table-cell>
          <table:table-cell table:style-name="ce7" office:value-type="string" calcext:value-type="string">
            <text:p><text:a xlink:href="https://www.kickstarter.com/projects/neldorcollective/astracordis-a-sci-fi-ttrpg-of-exploration-and-science-vtt/posts?lang=es" xlink:type="simple">https://www.kickstarter.com/projects/neldorcollective/astracordis-a-sci-fi-ttrpg-of-exploration-and-science-vtt/posts?lang=es</text:a></text:p>
          </table:table-cell>
          <table:table-cell table:style-name="ce7" office:value-type="string" calcext:value-type="string">
            <text:p><text:a xlink:href="https://i.kickstarter.com/assets/051/599/571/7addfd332a7a6d3f584a396749596896_original.png?anim=false&amp;fit=cover&amp;gravity=auto&amp;height=873&amp;origin=ugc&amp;q=92&amp;v=1762766488&amp;width=1552&amp;sig=tfjb7PgJnNPmL4BDaCeRPRXpYhndR1%2Fxe3WEOhkpXHw%3D" xlink:type="simple">https://i.kickstarter.com/assets/051/599/571/7addfd332a7a6d3f584a396749596896_original.png?anim=false&amp;fit=cover&amp;gravity=auto&amp;height=873&amp;origin=ugc&amp;q=92&amp;v=1762766488&amp;width=1552&amp;sig=tfjb7PgJnNPmL4BDaCeRPRXpYhndR1%2Fxe3WEOhkpXHw%3D</text:a></text:p>
          </table:table-cell>
          <table:table-cell table:style-name="ce9" office:value-type="date" office:date-value="2025-11-10" calcext:value-type="date">
            <text:p>10/11/2025</text:p>
          </table:table-cell>
          <table:table-cell table:style-name="ce9" office:value-type="date" office:date-value="2026-03-13" calcext:value-type="date">
            <text:p>13/03/2026</text:p>
          </table:table-cell>
          <table:table-cell table:style-name="ce9" office:value-type="date" office:date-value="2025-12-31" calcext:value-type="date">
            <text:p>31/12/2025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Vlad Temper</text:p>
          </table:table-cell>
          <table:table-cell table:style-name="ce2" office:value-type="string" calcext:value-type="string">
            <text:p>Bloodstained Hands / Manos ensangrentadas</text:p>
          </table:table-cell>
          <table:table-cell table:style-name="ce7" office:value-type="string" calcext:value-type="string">
            <text:p><text:a xlink:href="https://www.kickstarter.com/projects/vladtemper/bloodstained-hands" xlink:type="simple">https://www.kickstarter.com/projects/vladtemper/bloodstained-hands</text:a></text:p>
          </table:table-cell>
          <table:table-cell table:style-name="ce7" office:value-type="string" calcext:value-type="string">
            <text:p><text:a xlink:href="https://i.kickstarter.com/assets/032/330/211/0a17b10473ada51854255e385e41b6e8_original.png?anim=false&amp;fit=cover&amp;gravity=auto&amp;height=873&amp;origin=ugc&amp;q=92&amp;v=1612992541&amp;width=1552&amp;sig=pe%2FjsGFGPXdEXE%2FDtiwZNg1bNBTYXsXOGwAICPr%2B6P0%3D" xlink:type="simple">https://i.kickstarter.com/assets/032/330/211/0a17b10473ada51854255e385e41b6e8_original.png?anim=false&amp;fit=cover&amp;gravity=auto&amp;height=873&amp;origin=ugc&amp;q=92&amp;v=1612992541&amp;width=1552&amp;sig=pe%2FjsGFGPXdEXE%2FDtiwZNg1bNBTYXsXOGwAICPr%2B6P0%3D</text:a></text:p>
          </table:table-cell>
          <table:table-cell table:style-name="ce10" office:value-type="date" office:date-value="2021-02-25" calcext:value-type="date">
            <text:p>25/2/2021</text:p>
          </table:table-cell>
          <table:table-cell table:style-name="ce9" office:value-type="date" office:date-value="2024-07-01" calcext:value-type="date">
            <text:p>01/07/2024</text:p>
          </table:table-cell>
          <table:table-cell table:style-name="ce9" office:value-type="date" office:date-value="2021-11-01" calcext:value-type="date">
            <text:p>01/11/2021</text:p>
          </table:table-cell>
          <table:table-cell table:style-name="ce4" table:number-columns-repeated="20"/>
          <table:table-cell table:number-columns-repeated="997"/>
        </table:table-row>
        <table:table-row table:style-name="ro3">
          <table:table-cell table:style-name="ce2" office:value-type="string" calcext:value-type="string">
            <text:p>Cursed Ink</text:p>
          </table:table-cell>
          <table:table-cell table:style-name="ce2" office:value-type="string" calcext:value-type="string">
            <text:p>Brancalonia - 5E</text:p>
          </table:table-cell>
          <table:table-cell table:style-name="ce7" office:value-type="string" calcext:value-type="string">
            <text:p><text:a xlink:href="https://www.verkami.com/projects/40575-brancalonia-5e" xlink:type="simple">https://www.verkami.com/projects/40575-brancalonia-5e</text:a></text:p>
          </table:table-cell>
          <table:table-cell table:style-name="ce7" office:value-type="string" calcext:value-type="string">
            <text:p><text:a xlink:href="https://dg9aaz8jl1ktt.cloudfront.net/the_files/103619/project_main_cover.jpg?1742412478" xlink:type="simple">https://dg9aaz8jl1ktt.cloudfront.net/the_files/103619/project_main_cover.jpg?1742412478</text:a></text:p>
          </table:table-cell>
          <table:table-cell table:style-name="ce9" office:value-type="date" office:date-value="2025-05-11" calcext:value-type="date">
            <text:p>11/05/2025</text:p>
          </table:table-cell>
          <table:table-cell table:style-name="ce9" office:value-type="date" office:date-value="2026-03-26" calcext:value-type="date">
            <text:p>26/03/2026</text:p>
          </table:table-cell>
          <table:table-cell table:style-name="ce9" office:value-type="date" office:date-value="2026-03-31" calcext:value-type="date">
            <text:p>31/03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Cursed Ink</text:p>
          </table:table-cell>
          <table:table-cell table:style-name="ce2" office:value-type="string" calcext:value-type="string">
            <text:p>BROKEN COMPASS: ¡LA AVENTURA CONTINÚA!</text:p>
          </table:table-cell>
          <table:table-cell table:style-name="ce7" office:value-type="string" calcext:value-type="string">
            <text:p><text:a xlink:href="https://www.verkami.com/projects/39525-broken-compass-la-aventura-continua" xlink:type="simple">https://www.verkami.com/projects/39525-broken-compass-la-aventura-continua</text:a></text:p>
          </table:table-cell>
          <table:table-cell table:style-name="ce7" office:value-type="string" calcext:value-type="string">
            <text:p><text:a xlink:href="https://dg9aaz8jl1ktt.cloudfront.net/the_files/102978/project_main_cover.jpg?1738768887" xlink:type="simple">https://dg9aaz8jl1ktt.cloudfront.net/the_files/102978/project_main_cover.jpg?1738768887</text:a></text:p>
          </table:table-cell>
          <table:table-cell table:style-name="ce9" office:value-type="date" office:date-value="2025-01-12" calcext:value-type="date">
            <text:p>12/01/2025</text:p>
          </table:table-cell>
          <table:table-cell table:style-name="ce9" office:value-type="date" office:date-value="2026-03-31" calcext:value-type="date">
            <text:p>31/03/2026</text:p>
          </table:table-cell>
          <table:table-cell table:style-name="ce9" office:value-type="date" office:date-value="2025-09-30" calcext:value-type="date">
            <text:p>30/09/2025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Shadowlands</text:p>
          </table:table-cell>
          <table:table-cell table:style-name="ce2" office:value-type="string" calcext:value-type="string">
            <text:p>Call of the Sea: The Everhart Expedition</text:p>
          </table:table-cell>
          <table:table-cell table:style-name="ce7" office:value-type="string" calcext:value-type="string">
            <text:p><text:a xlink:href="https://www.backerkit.com/c/projects/shadowlands-games/call-of-the-sea-the-everhart-expedition" xlink:type="simple">https://www.backerkit.com/c/projects/shadowlands-games/call-of-the-sea-the-everhart-expedition</text:a></text:p>
          </table:table-cell>
          <table:table-cell table:style-name="ce7" office:value-type="string" calcext:value-type="string">
            <text:p><text:a xlink:href="https://shadowlands.es/wp-content/uploads/2025/03/COTS_22-april_H-1024x576.jpg" xlink:type="simple">https://shadowlands.es/wp-content/uploads/2025/03/COTS_22-april_H-1024x576.jpg</text:a></text:p>
          </table:table-cell>
          <table:table-cell table:style-name="ce9" office:value-type="date" office:date-value="2025-05-09" calcext:value-type="date">
            <text:p>09/05/2025</text:p>
          </table:table-cell>
          <table:table-cell table:style-name="ce9" office:value-type="date" office:date-value="2026-03-01" calcext:value-type="date">
            <text:p>01/03/2026</text:p>
          </table:table-cell>
          <table:table-cell table:style-name="ce9" office:value-type="date" office:date-value="2026-04-30" calcext:value-type="date">
            <text:p>30/04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Cursed Ink</text:p>
          </table:table-cell>
          <table:table-cell table:style-name="ce5" office:value-type="string" calcext:value-type="string">
            <text:p>City of Mist - Edición en Español</text:p>
          </table:table-cell>
          <table:table-cell table:style-name="ce7" office:value-type="string" calcext:value-type="string">
            <text:p><text:a xlink:href="https://www.backerkit.com/c/projects/cursed-ink/city-of-mist-edicion-en-espanol" xlink:type="simple">https://www.backerkit.com/c/projects/cursed-ink/city-of-mist-edicion-en-espanol</text:a></text:p>
          </table:table-cell>
          <table:table-cell table:style-name="ce7" office:value-type="string" calcext:value-type="string">
            <text:p><text:a xlink:href="https://images.backerkit.com/active_storage/backerkit_production/blob/gig6rtqsh3xesx7u8j9bttj641b2?ixlib=rails-4.3.1&amp;auto=compress%2Cformat&amp;cs=srgb&amp;ar=16%3A9&amp;fit=crop&amp;w=896&amp;dpr=3&amp;q=35" xlink:type="simple">https://images.backerkit.com/active_storage/backerkit_production/blob/gig6rtqsh3xesx7u8j9bttj641b2?ixlib=rails-4.3.1&amp;auto=compress%2Cformat&amp;cs=srgb&amp;ar=16%3A9&amp;fit=crop&amp;w=896&amp;dpr=3&amp;q=35</text:a></text:p>
          </table:table-cell>
          <table:table-cell table:style-name="ce9" office:value-type="date" office:date-value="2025-06-24" calcext:value-type="date">
            <text:p>24/06/2025</text:p>
          </table:table-cell>
          <table:table-cell table:style-name="ce9" office:value-type="date" office:date-value="2026-01-04" calcext:value-type="date">
            <text:p>04/01/2026</text:p>
          </table:table-cell>
          <table:table-cell table:style-name="ce9" office:value-type="date" office:date-value="2026-06-25" calcext:value-type="date">
            <text:p>25/06/2026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Other Selves</text:p>
          </table:table-cell>
          <table:table-cell table:style-name="ce2" office:value-type="string" calcext:value-type="string">
            <text:p>Clásicos del Mazmorreo: Reloaded</text:p>
          </table:table-cell>
          <table:table-cell table:style-name="ce7" office:value-type="string" calcext:value-type="string">
            <text:p><text:a xlink:href="https://gamefound.com/es/projects/other-selves/clasicos-del-mazmorreo-reloaded" xlink:type="simple">https://gamefound.com/es/projects/other-selves/clasicos-del-mazmorreo-reloaded</text:a></text:p>
          </table:table-cell>
          <table:table-cell table:style-name="ce7" office:value-type="string" calcext:value-type="string">
            <text:p><text:a xlink:href="https://imgcdn.gamefound.com/projectimage/projects/4782/bbabed64-e15a-45f7-8497-cee0947fbb91.jpg" xlink:type="simple">https://imgcdn.gamefound.com/projectimage/projects/4782/bbabed64-e15a-45f7-8497-cee0947fbb91.jpg</text:a></text:p>
          </table:table-cell>
          <table:table-cell table:style-name="ce10" office:value-type="date" office:date-value="2024-11-22" calcext:value-type="date">
            <text:p>22/11/2024</text:p>
          </table:table-cell>
          <table:table-cell table:style-name="ce9" office:value-type="date" office:date-value="2025-06-10" calcext:value-type="date">
            <text:p>10/06/2025</text:p>
          </table:table-cell>
          <table:table-cell table:style-name="ce9" office:value-type="date" office:date-value="2025-05-31" calcext:value-type="date">
            <text:p>31/05/2025</text:p>
          </table:table-cell>
          <table:table-cell table:style-name="ce9" office:value-type="date" office:date-value="2025-06-10" calcext:value-type="date">
            <text:p>10/06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Momiji Publishing</text:p>
          </table:table-cell>
          <table:table-cell table:style-name="ce2" office:value-type="string" calcext:value-type="string">
            <text:p>Cowboy Bebop el Juego de Rol</text:p>
          </table:table-cell>
          <table:table-cell table:style-name="ce7" office:value-type="string" calcext:value-type="string">
            <text:p><text:a xlink:href="https://www.verkami.com/projects/38932-cowboy-bebop-el-juego-de-rol" xlink:type="simple">https://www.verkami.com/projects/38932-cowboy-bebop-el-juego-de-rol</text:a></text:p>
          </table:table-cell>
          <table:table-cell table:style-name="ce7" office:value-type="string" calcext:value-type="string">
            <text:p><text:a xlink:href="https://dg9aaz8jl1ktt.cloudfront.net/the_files/101171/project_thumbnail.jpg?1724348976" xlink:type="simple">https://dg9aaz8jl1ktt.cloudfront.net/the_files/101171/project_thumbnail.jpg?1724348976</text:a></text:p>
          </table:table-cell>
          <table:table-cell table:style-name="ce9" office:value-type="date" office:date-value="2025-01-09" calcext:value-type="date">
            <text:p>09/01/2025</text:p>
          </table:table-cell>
          <table:table-cell table:style-name="ce9" office:value-type="date" office:date-value="2026-01-16" calcext:value-type="date">
            <text:p>16/01/2026</text:p>
          </table:table-cell>
          <table:table-cell table:style-name="ce9" office:value-type="date" office:date-value="2025-05-31" calcext:value-type="date">
            <text:p>31/05/2025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Tania Herrero</text:p>
          </table:table-cell>
          <table:table-cell table:style-name="ce2" office:value-type="string" calcext:value-type="string">
            <text:p>Crown of Salt</text:p>
          </table:table-cell>
          <table:table-cell table:style-name="ce7" office:value-type="string" calcext:value-type="string">
            <text:p><text:a xlink:href="https://www.kickstarter.com/projects/taniaherrero/crown-of-salt/rewards" xlink:type="simple">https://www.kickstarter.com/projects/taniaherrero/crown-of-salt/rewards</text:a></text:p>
          </table:table-cell>
          <table:table-cell table:style-name="ce7" office:value-type="string" calcext:value-type="string">
            <text:p><text:a xlink:href="https://i.kickstarter.com/assets/046/396/196/ac28ac763b4496d78468101bf148c77f_original.jpg?anim=false&amp;fit=cover&amp;gravity=auto&amp;height=873&amp;origin=ugc&amp;q=92&amp;v=1725897455&amp;width=1552&amp;sig=qokShlCD%2FPq8eOAZOduDP%2B3itvq56dl5FgBSukxv4J0%3D" xlink:type="simple">https://i.kickstarter.com/assets/046/396/196/ac28ac763b4496d78468101bf148c77f_original.jpg?anim=false&amp;fit=cover&amp;gravity=auto&amp;height=873&amp;origin=ugc&amp;q=92&amp;v=1725897455&amp;width=1552&amp;sig=qokShlCD%2FPq8eOAZOduDP%2B3itvq56dl5FgBSukxv4J0%3D</text:a></text:p>
          </table:table-cell>
          <table:table-cell table:style-name="ce9" office:value-type="date" office:date-value="2024-08-12" calcext:value-type="date">
            <text:p>12/08/2024</text:p>
          </table:table-cell>
          <table:table-cell table:style-name="ce9" office:value-type="date" office:date-value="2025-02-17" calcext:value-type="date">
            <text:p>17/02/2025</text:p>
          </table:table-cell>
          <table:table-cell table:style-name="ce10" office:value-type="date" office:date-value="2024-12-31" calcext:value-type="date">
            <text:p>31/12/2024</text:p>
          </table:table-cell>
          <table:table-cell table:style-name="ce9" office:value-type="date" office:date-value="2025-01-19" calcext:value-type="date">
            <text:p>19/01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Nosolorol</text:p>
          </table:table-cell>
          <table:table-cell table:style-name="ce2" office:value-type="string" calcext:value-type="string">
            <text:p>Cthulhu Hack: El Umbral – Edición Coleccionista</text:p>
          </table:table-cell>
          <table:table-cell table:style-name="ce7" office:value-type="string" calcext:value-type="string">
            <text:p><text:a xlink:href="https://tesorosdelamarca.com/producto/cthulhu-hack-el-umbral-edicion-coleccionista/" xlink:type="simple">https://tesorosdelamarca.com/producto/cthulhu-hack-el-umbral-edicion-coleccionista/</text:a></text:p>
          </table:table-cell>
          <table:table-cell table:style-name="ce7" office:value-type="string" calcext:value-type="string">
            <text:p><text:a xlink:href="https://tesorosdelamarca.com/wp-content/uploads/2024/03/cthuhu-hack-coleccionista.jpg" xlink:type="simple">https://tesorosdelamarca.com/wp-content/uploads/2024/03/cthuhu-hack-coleccionista.jpg</text:a></text:p>
          </table:table-cell>
          <table:table-cell table:style-name="ce9" office:value-type="date" office:date-value="2024-04-08" calcext:value-type="date">
            <text:p>08/04/2024</text:p>
          </table:table-cell>
          <table:table-cell table:style-name="ce10"/>
          <table:table-cell table:style-name="ce9" office:value-type="date" office:date-value="2025-01-06" calcext:value-type="date">
            <text:p>06/01/2025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Walhalla Ediciones</text:p>
          </table:table-cell>
          <table:table-cell table:style-name="ce2" office:value-type="string" calcext:value-type="string">
            <text:p>Cuervos de Asgard Motor Club</text:p>
          </table:table-cell>
          <table:table-cell table:style-name="ce7" office:value-type="string" calcext:value-type="string">
            <text:p><text:a xlink:href="https://www.verkami.com/projects/39516-cuervos-de-asgard-motor-club/blog" xlink:type="simple">https://www.verkami.com/projects/39516-cuervos-de-asgard-motor-club/blog</text:a></text:p>
          </table:table-cell>
          <table:table-cell table:style-name="ce7" office:value-type="string" calcext:value-type="string">
            <text:p><text:a xlink:href="https://dg9aaz8jl1ktt.cloudfront.net/the_files/102211/project_main_cover.jpg?1731502294" xlink:type="simple">https://dg9aaz8jl1ktt.cloudfront.net/the_files/102211/project_main_cover.jpg?1731502294</text:a></text:p>
          </table:table-cell>
          <table:table-cell table:style-name="ce9" office:value-type="date" office:date-value="2024-12-17" calcext:value-type="date">
            <text:p>17/12/2024</text:p>
          </table:table-cell>
          <table:table-cell table:style-name="ce9" office:value-type="date" office:date-value="2026-02-17" calcext:value-type="date">
            <text:p>17/02/2026</text:p>
          </table:table-cell>
          <table:table-cell table:style-name="ce9" office:value-type="date" office:date-value="2025-05-31" calcext:value-type="date">
            <text:p>31/05/2025</text:p>
          </table:table-cell>
          <table:table-cell table:style-name="ce9" office:value-type="date" office:date-value="2025-05-09" calcext:value-type="date">
            <text:p>09/05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Nosolorol</text:p>
          </table:table-cell>
          <table:table-cell table:style-name="ce2" office:value-type="string" calcext:value-type="string">
            <text:p>Dolmenwood</text:p>
          </table:table-cell>
          <table:table-cell table:style-name="ce7" office:value-type="string" calcext:value-type="string">
            <text:p><text:a xlink:href="https://www.nosolorol.com/campana/dolmenwood" xlink:type="simple">https://www.nosolorol.com/campana/dolmenwood</text:a></text:p>
          </table:table-cell>
          <table:table-cell table:style-name="ce7" office:value-type="string" calcext:value-type="string">
            <text:p><text:a xlink:href="https://www.nosolorol.com/img/cms/2025/Dolmenwood_Mecenazgo/ima-noticias-dolmenwood-02x.jpg" xlink:type="simple">https://www.nosolorol.com/img/cms/2025/Dolmenwood_Mecenazgo/ima-noticias-dolmenwood-02x.jpg</text:a></text:p>
          </table:table-cell>
          <table:table-cell table:style-name="ce9" office:value-type="date" office:date-value="2025-05-05" calcext:value-type="date">
            <text:p>05/05/2025</text:p>
          </table:table-cell>
          <table:table-cell table:style-name="ce4"/>
          <table:table-cell table:style-name="ce9" office:value-type="date" office:date-value="2026-06-30" calcext:value-type="date">
            <text:p>30/06/2026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Dragon Light House</text:p>
          </table:table-cell>
          <table:table-cell table:style-name="ce2" office:value-type="string" calcext:value-type="string">
            <text:p>Dragonlight</text:p>
          </table:table-cell>
          <table:table-cell table:style-name="ce7" office:value-type="string" calcext:value-type="string">
            <text:p><text:a xlink:href="https://www.verkami.com/projects/39874-dragonlight" xlink:type="simple">https://www.verkami.com/projects/39874-dragonlight</text:a></text:p>
          </table:table-cell>
          <table:table-cell table:style-name="ce7" office:value-type="string" calcext:value-type="string">
            <text:p><text:a xlink:href="https://dg9aaz8jl1ktt.cloudfront.net/uploaded_files/000/444/813/verkami_386a004ce31c465ff159a7f7dbe50f70.jpg?1740766269" xlink:type="simple">https://dg9aaz8jl1ktt.cloudfront.net/uploaded_files/000/444/813/verkami_386a004ce31c465ff159a7f7dbe50f70.jpg?1740766269</text:a></text:p>
          </table:table-cell>
          <table:table-cell table:style-name="ce9" office:value-type="date" office:date-value="2025-04-15" calcext:value-type="date">
            <text:p>15/04/2025</text:p>
          </table:table-cell>
          <table:table-cell table:style-name="ce9" office:value-type="date" office:date-value="2026-03-20" calcext:value-type="date">
            <text:p>20/03/2026</text:p>
          </table:table-cell>
          <table:table-cell table:style-name="ce9" office:value-type="date" office:date-value="2025-10-31" calcext:value-type="date">
            <text:p>31/10/2025</text:p>
          </table:table-cell>
          <table:table-cell table:style-name="ce9" office:value-type="date" office:date-value="2025-11-03" calcext:value-type="date">
            <text:p>03/11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Quid Agis Editorial</text:p>
          </table:table-cell>
          <table:table-cell table:style-name="ce2" office:value-type="string" calcext:value-type="string">
            <text:p>El aullador mudo</text:p>
          </table:table-cell>
          <table:table-cell table:style-name="ce7" office:value-type="string" calcext:value-type="string">
            <text:p><text:a xlink:href="https://www.verkami.com/projects/38393-el-aullador-mudo" xlink:type="simple">https://www.verkami.com/projects/38393-el-aullador-mudo</text:a></text:p>
          </table:table-cell>
          <table:table-cell table:style-name="ce7" office:value-type="string" calcext:value-type="string">
            <text:p><text:a xlink:href="https://quidagiseditorial.crd.co/assets/images/image04.jpg?v=01cd84a7" xlink:type="simple">https://quidagiseditorial.crd.co/assets/images/image04.jpg?v=01cd84a7</text:a></text:p>
          </table:table-cell>
          <table:table-cell table:style-name="ce9" office:value-type="date" office:date-value="2024-07-16" calcext:value-type="date">
            <text:p>16/07/2024</text:p>
          </table:table-cell>
          <table:table-cell table:style-name="ce9" office:value-type="date" office:date-value="2026-03-16" calcext:value-type="date">
            <text:p>16/03/2026</text:p>
          </table:table-cell>
          <table:table-cell table:style-name="ce9" office:value-type="date" office:date-value="2024-11-30" calcext:value-type="date">
            <text:p>30/11/2024</text:p>
          </table:table-cell>
          <table:table-cell table:style-name="ce9" office:value-type="date" office:date-value="2026-03-16" calcext:value-type="date">
            <text:p>16/03/2026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Dan y Lena</text:p>
          </table:table-cell>
          <table:table-cell table:style-name="ce2" office:value-type="string" calcext:value-type="string">
            <text:p>El Mazmorrón. Un Mega Dungeon para disfrutar a muchos niveles.</text:p>
          </table:table-cell>
          <table:table-cell table:style-name="ce7" office:value-type="string" calcext:value-type="string">
            <text:p><text:a xlink:href="https://www.verkami.com/projects/39467-el-mazmorron-un-mega-dungeon-para-disfrutar-a-muchos-niveles" xlink:type="simple">https://www.verkami.com/projects/39467-el-mazmorron-un-mega-dungeon-para-disfrutar-a-muchos-niveles</text:a></text:p>
          </table:table-cell>
          <table:table-cell table:style-name="ce7" office:value-type="string" calcext:value-type="string">
            <text:p><text:a xlink:href="https://dg9aaz8jl1ktt.cloudfront.net/the_files/102180/project_thumbnail.jpg?1731276243" xlink:type="simple">https://dg9aaz8jl1ktt.cloudfront.net/the_files/102180/project_thumbnail.jpg?1731276243</text:a></text:p>
          </table:table-cell>
          <table:table-cell table:style-name="ce10" office:value-type="date" office:date-value="2024-12-17" calcext:value-type="date">
            <text:p>17/12/2024</text:p>
          </table:table-cell>
          <table:table-cell table:style-name="ce9" office:value-type="date" office:date-value="2026-01-15" calcext:value-type="date">
            <text:p>15/01/2026</text:p>
          </table:table-cell>
          <table:table-cell table:style-name="ce9" office:value-type="date" office:date-value="2025-05-31" calcext:value-type="date">
            <text:p>31/05/2025</text:p>
          </table:table-cell>
          <table:table-cell table:style-name="ce9" office:value-type="date" office:date-value="2025-06-28" calcext:value-type="date">
            <text:p>28/06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Shadowlands</text:p>
          </table:table-cell>
          <table:table-cell table:style-name="ce2" office:value-type="string" calcext:value-type="string">
            <text:p>El Rey del Invierno, el juego de rol</text:p>
          </table:table-cell>
          <table:table-cell table:style-name="ce7" office:value-type="string" calcext:value-type="string">
            <text:p><text:a xlink:href="https://gamefound.com/es/projects/shadowlands/thewinterking" xlink:type="simple">https://gamefound.com/es/projects/shadowlands/thewinterking</text:a></text:p>
          </table:table-cell>
          <table:table-cell table:style-name="ce7" office:value-type="string" calcext:value-type="string">
            <text:p><text:a xlink:href="https://shadowlands.es/wp-content/uploads/2023/02/el-rey-del-invierno-banner.jpg" xlink:type="simple">https://shadowlands.es/wp-content/uploads/2023/02/el-rey-del-invierno-banner.jpg</text:a></text:p>
          </table:table-cell>
          <table:table-cell table:style-name="ce9" office:value-type="date" office:date-value="2024-02-13" calcext:value-type="date">
            <text:p>13/02/2024</text:p>
          </table:table-cell>
          <table:table-cell table:style-name="ce9" office:value-type="date" office:date-value="2026-01-28" calcext:value-type="date">
            <text:p>28/01/2026</text:p>
          </table:table-cell>
          <table:table-cell table:style-name="ce9" office:value-type="date" office:date-value="2025-04-30" calcext:value-type="date">
            <text:p>30/04/2025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Sugaar Editorial</text:p>
          </table:table-cell>
          <table:table-cell table:style-name="ce2" office:value-type="string" calcext:value-type="string">
            <text:p>EL ROL AL DESNUDO: Teoría e Historia de los juegos de rol en España</text:p>
          </table:table-cell>
          <table:table-cell table:style-name="ce7" office:value-type="string" calcext:value-type="string">
            <text:p><text:a xlink:href="https://www.verkami.com/projects/40704-el-rol-al-desnudo-teoria-e-historia-de-los-juegos-de-rol-en-espana" xlink:type="simple">https://www.verkami.com/projects/40704-el-rol-al-desnudo-teoria-e-historia-de-los-juegos-de-rol-en-espana</text:a></text:p>
          </table:table-cell>
          <table:table-cell table:style-name="ce7" office:value-type="string" calcext:value-type="string">
            <text:p><text:a xlink:href="https://dg9aaz8jl1ktt.cloudfront.net/the_files/105456/project_thumbnail.jpg?1753477283" xlink:type="simple">https://dg9aaz8jl1ktt.cloudfront.net/the_files/105456/project_thumbnail.jpg?1753477283</text:a></text:p>
          </table:table-cell>
          <table:table-cell table:style-name="ce9" office:value-type="date" office:date-value="2025-07-25" calcext:value-type="date">
            <text:p>25/07/2025</text:p>
          </table:table-cell>
          <table:table-cell table:style-name="ce9" office:value-type="date" office:date-value="2026-01-05" calcext:value-type="date">
            <text:p>05/01/2026</text:p>
          </table:table-cell>
          <table:table-cell table:style-name="ce9" office:value-type="date" office:date-value="2026-02-28" calcext:value-type="date">
            <text:p>28/02/2026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HT Publishers</text:p>
          </table:table-cell>
          <table:table-cell table:style-name="ce2" office:value-type="string" calcext:value-type="string">
            <text:p>El último adiós</text:p>
          </table:table-cell>
          <table:table-cell table:style-name="ce7" office:value-type="string" calcext:value-type="string">
            <text:p><text:a xlink:href="https://www.verkami.com/projects/42738-el-ultimo-adios" xlink:type="simple">https://www.verkami.com/projects/42738-el-ultimo-adios</text:a></text:p>
          </table:table-cell>
          <table:table-cell table:style-name="ce7" office:value-type="string" calcext:value-type="string">
            <text:p><text:a xlink:href="https://dg9aaz8jl1ktt.cloudfront.net/uploaded_files/000/471/933/verkami_343a59d6fc2daa7c9de3382b7a18f629.jpg?1770717814" xlink:type="simple">https://dg9aaz8jl1ktt.cloudfront.net/uploaded_files/000/471/933/verkami_343a59d6fc2daa7c9de3382b7a18f629.jpg?1770717814</text:a></text:p>
          </table:table-cell>
          <table:table-cell table:style-name="ce9" office:value-type="date" office:date-value="2026-02-20" calcext:value-type="date">
            <text:p>20/02/2026</text:p>
          </table:table-cell>
          <table:table-cell table:style-name="ce9" office:value-type="date" office:date-value="2026-03-16" calcext:value-type="date">
            <text:p>16/03/2026</text:p>
          </table:table-cell>
          <table:table-cell table:style-name="ce9" office:value-type="date" office:date-value="2026-06-30" calcext:value-type="date">
            <text:p>30/06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Cursed Ink</text:p>
          </table:table-cell>
          <table:table-cell table:style-name="ce2" office:value-type="string" calcext:value-type="string">
            <text:p>Electric Bastionland</text:p>
          </table:table-cell>
          <table:table-cell table:style-name="ce7" office:value-type="string" calcext:value-type="string">
            <text:p><text:a xlink:href="https://www.verkami.com/projects/37247-electric-bastionland" xlink:type="simple">https://www.verkami.com/projects/37247-electric-bastionland</text:a></text:p>
          </table:table-cell>
          <table:table-cell table:style-name="ce7" office:value-type="string" calcext:value-type="string">
            <text:p><text:a xlink:href="https://dg9aaz8jl1ktt.cloudfront.net/the_files/97990/project_thumbnail.jpg?1702719360" xlink:type="simple">https://dg9aaz8jl1ktt.cloudfront.net/the_files/97990/project_thumbnail.jpg?1702719360</text:a></text:p>
          </table:table-cell>
          <table:table-cell table:style-name="ce9" office:value-type="date" office:date-value="2024-07-28" calcext:value-type="date">
            <text:p>28/07/2024</text:p>
          </table:table-cell>
          <table:table-cell table:style-name="ce9" office:value-type="date" office:date-value="2026-01-22" calcext:value-type="date">
            <text:p>22/01/2026</text:p>
          </table:table-cell>
          <table:table-cell table:style-name="ce9" office:value-type="date" office:date-value="2025-03-31" calcext:value-type="date">
            <text:p>31/03/2025</text:p>
          </table:table-cell>
          <table:table-cell table:style-name="ce9" office:value-type="date" office:date-value="2026-01-22" calcext:value-type="date">
            <text:p>22/01/2026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Fernando Blanco</text:p>
          </table:table-cell>
          <table:table-cell table:style-name="ce2" office:value-type="string" calcext:value-type="string">
            <text:p>Épico de cojones</text:p>
          </table:table-cell>
          <table:table-cell table:style-name="ce7" office:value-type="string" calcext:value-type="string">
            <text:p><text:a xlink:href="https://www.verkami.com/projects/42124-epico-de-cojones-el-juego-de-rol" xlink:type="simple">https://www.verkami.com/projects/42124-epico-de-cojones-el-juego-de-rol</text:a></text:p>
          </table:table-cell>
          <table:table-cell table:style-name="ce7" office:value-type="string" calcext:value-type="string">
            <text:p><text:a xlink:href="https://dg9aaz8jl1ktt.cloudfront.net/uploaded_files/000/464/068/verkami_f12254964627df8c4c93109ec8ea814a.jpg?1761071036" xlink:type="simple">https://dg9aaz8jl1ktt.cloudfront.net/uploaded_files/000/464/068/verkami_f12254964627df8c4c93109ec8ea814a.jpg?1761071036</text:a></text:p>
          </table:table-cell>
          <table:table-cell table:style-name="ce9" office:value-type="date" office:date-value="2026-03-07" calcext:value-type="date">
            <text:p>07/03/2026</text:p>
          </table:table-cell>
          <table:table-cell table:style-name="ce9" office:value-type="date" office:date-value="2026-03-11" calcext:value-type="date">
            <text:p>11/03/2026</text:p>
          </table:table-cell>
          <table:table-cell table:style-name="ce9" office:value-type="date" office:date-value="2026-07-31" calcext:value-type="date">
            <text:p>31/07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The Hills Press</text:p>
          </table:table-cell>
          <table:table-cell table:style-name="ce2" office:value-type="string" calcext:value-type="string">
            <text:p>Fallout, el juego de rol</text:p>
          </table:table-cell>
          <table:table-cell table:style-name="ce7" office:value-type="string" calcext:value-type="string">
            <text:p><text:a xlink:href="https://www.backerkit.com/c/projects/the-hills-press/fallout-el-juego-de-rol?ref=bk-discover-user-profile" xlink:type="simple">https://www.backerkit.com/c/projects/the-hills-press/fallout-el-juego-de-rol?ref=bk-discover-user-profile</text:a></text:p>
          </table:table-cell>
          <table:table-cell table:style-name="ce7" office:value-type="string" calcext:value-type="string">
            <text:p><text:a xlink:href="https://images.backerkit.com/active_storage/backerkit_production/blob/2sbxsjk34bafdyhvvqinm5db0fj1?ixlib=rails-4.3.1&amp;auto=compress%2Cformat&amp;cs=srgb&amp;w=600&amp;dpr=1&amp;q=75" xlink:type="simple">https://images.backerkit.com/active_storage/backerkit_production/blob/2sbxsjk34bafdyhvvqinm5db0fj1?ixlib=rails-4.3.1&amp;auto=compress%2Cformat&amp;cs=srgb&amp;w=600&amp;dpr=1&amp;q=75</text:a></text:p>
          </table:table-cell>
          <table:table-cell table:style-name="ce9" office:value-type="date" office:date-value="2024-12-18" calcext:value-type="date">
            <text:p>18/12/2024</text:p>
          </table:table-cell>
          <table:table-cell table:style-name="ce9" office:value-type="date" office:date-value="2026-03-03" calcext:value-type="date">
            <text:p>03/03/2026</text:p>
          </table:table-cell>
          <table:table-cell table:style-name="ce10" office:value-type="date" office:date-value="2025-12-31" calcext:value-type="date">
            <text:p>31/12/2025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string" calcext:value-type="string">
            <text:p>Ex Regnum Publishing</text:p>
          </table:table-cell>
          <table:table-cell table:style-name="ce2" office:value-type="string" calcext:value-type="string">
            <text:p>Fight! 2da Edición</text:p>
          </table:table-cell>
          <table:table-cell table:style-name="ce7" office:value-type="string" calcext:value-type="string">
            <text:p><text:a xlink:href="https://www.verkami.com/projects/38510-fight-2da-edicion" xlink:type="simple">https://www.verkami.com/projects/38510-fight-2da-edicion</text:a></text:p>
          </table:table-cell>
          <table:table-cell table:style-name="ce7" office:value-type="string" calcext:value-type="string">
            <text:p><text:a xlink:href="https://dg9aaz8jl1ktt.cloudfront.net/the_files/100962/project_thumbnail.jpg?1721988414" xlink:type="simple">https://dg9aaz8jl1ktt.cloudfront.net/the_files/100962/project_thumbnail.jpg?1721988414</text:a></text:p>
          </table:table-cell>
          <table:table-cell table:style-name="ce9" office:value-type="date" office:date-value="2024-08-06" calcext:value-type="date">
            <text:p>06/08/2024</text:p>
          </table:table-cell>
          <table:table-cell table:style-name="ce9" office:value-type="date" office:date-value="2026-03-10" calcext:value-type="date">
            <text:p>10/03/2026</text:p>
          </table:table-cell>
          <table:table-cell table:style-name="ce9" office:value-type="date" office:date-value="2025-02-28" calcext:value-type="date">
            <text:p>28/02/2025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Outremer Ediciones</text:p>
          </table:table-cell>
          <table:table-cell table:style-name="ce2" office:value-type="string" calcext:value-type="string">
            <text:p>HârnWorld: Una ambientación de fantasía medieval</text:p>
          </table:table-cell>
          <table:table-cell table:style-name="ce7" office:value-type="string" calcext:value-type="string">
            <text:p><text:a xlink:href="https://www.kickstarter.com/projects/outremereediciones/harnworld-una-ambientacion-de-fantasia-medieval" xlink:type="simple">https://www.kickstarter.com/projects/outremereediciones/harnworld-una-ambientacion-de-fantasia-medieval</text:a></text:p>
          </table:table-cell>
          <table:table-cell table:style-name="ce7" office:value-type="string" calcext:value-type="string">
            <text:p><text:a xlink:href="https://i.kickstarter.com/assets/051/067/262/03bb35e1246d44bf2e0b726aeb2b7620_original.png?anim=false&amp;fit=cover&amp;gravity=auto&amp;height=315&amp;origin=ugc&amp;q=92&amp;v=1759316503&amp;width=560&amp;sig=SfYzGgVEudCIROwxW%2Ft9SBDmGEQwReWiomLR8GzDtBQ%3D" xlink:type="simple">https://i.kickstarter.com/assets/051/067/262/03bb35e1246d44bf2e0b726aeb2b7620_original.png?anim=false&amp;fit=cover&amp;gravity=auto&amp;height=315&amp;origin=ugc&amp;q=92&amp;v=1759316503&amp;width=560&amp;sig=SfYzGgVEudCIROwxW%2Ft9SBDmGEQwReWiomLR8GzDtBQ%3D</text:a></text:p>
          </table:table-cell>
          <table:table-cell table:style-name="ce9" office:value-type="date" office:date-value="2025-11-03" calcext:value-type="date">
            <text:p>03/11/2025</text:p>
          </table:table-cell>
          <table:table-cell table:style-name="ce9" office:value-type="date" office:date-value="2026-03-30" calcext:value-type="date">
            <text:p>30/03/2026</text:p>
          </table:table-cell>
          <table:table-cell table:style-name="ce9" office:value-type="date" office:date-value="2026-03-31" calcext:value-type="date">
            <text:p>31/03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El Refugio</text:p>
          </table:table-cell>
          <table:table-cell table:style-name="ce2" office:value-type="string" calcext:value-type="string">
            <text:p>INDEX CARD RPG MASTER EDITION (ICRPG)</text:p>
          </table:table-cell>
          <table:table-cell table:style-name="ce7" office:value-type="string" calcext:value-type="string">
            <text:p><text:a xlink:href="https://www.elrefugioeditorial.com/indexcard-rpg" xlink:type="simple">https://www.elrefugioeditorial.com/indexcard-rpg</text:a></text:p>
          </table:table-cell>
          <table:table-cell table:style-name="ce7" office:value-type="string" calcext:value-type="string">
            <text:p><text:a xlink:href="https://images.squarespace-cdn.com/content/v1/5d1dac1a1a7a2400017eeff0/4bfff172-c7cf-4069-8349-267d0778c8c8/Inicio-Promo-Indexcard-Nuevo.png?format=1500w" xlink:type="simple">https://images.squarespace-cdn.com/content/v1/5d1dac1a1a7a2400017eeff0/4bfff172-c7cf-4069-8349-267d0778c8c8/Inicio-Promo-Indexcard-Nuevo.png?format=1500w</text:a></text:p>
          </table:table-cell>
          <table:table-cell table:style-name="ce9" office:value-type="date" office:date-value="2025-06-16" calcext:value-type="date">
            <text:p>16/06/2025</text:p>
          </table:table-cell>
          <table:table-cell table:style-name="ce4"/>
          <table:table-cell table:style-name="ce10" office:value-type="date" office:date-value="2025-12-31" calcext:value-type="date">
            <text:p>31/12/2025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HT Publishers</text:p>
          </table:table-cell>
          <table:table-cell table:style-name="ce2" office:value-type="string" calcext:value-type="string">
            <text:p>Isphanya</text:p>
          </table:table-cell>
          <table:table-cell table:style-name="ce7" office:value-type="string" calcext:value-type="string">
            <text:p><text:a xlink:href="https://www.verkami.com/projects/40960-isphanya" xlink:type="simple">https://www.verkami.com/projects/40960-isphanya</text:a></text:p>
          </table:table-cell>
          <table:table-cell table:style-name="ce7" office:value-type="string" calcext:value-type="string">
            <text:p><text:a xlink:href="https://dg9aaz8jl1ktt.cloudfront.net/the_files/104492/project_thumbnail.jpg?1747667200" xlink:type="simple">https://dg9aaz8jl1ktt.cloudfront.net/the_files/104492/project_thumbnail.jpg?1747667200</text:a></text:p>
          </table:table-cell>
          <table:table-cell table:style-name="ce9" office:value-type="date" office:date-value="2026-06-06" calcext:value-type="date">
            <text:p>06/06/2026</text:p>
          </table:table-cell>
          <table:table-cell table:style-name="ce9" office:value-type="date" office:date-value="2026-03-02" calcext:value-type="date">
            <text:p>02/03/2026</text:p>
          </table:table-cell>
          <table:table-cell table:style-name="ce9" office:value-type="date" office:date-value="2025-06-30" calcext:value-type="date">
            <text:p>30/06/2025</text:p>
          </table:table-cell>
          <table:table-cell table:style-name="ce9" office:value-type="date" office:date-value="2025-07-10" calcext:value-type="date">
            <text:p>10/07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HT Publishers</text:p>
          </table:table-cell>
          <table:table-cell table:style-name="ce2" office:value-type="string" calcext:value-type="string">
            <text:p>Ker Nethalas: El Trono de la Medianoche</text:p>
          </table:table-cell>
          <table:table-cell table:style-name="ce7" office:value-type="string" calcext:value-type="string">
            <text:p><text:a xlink:href="https://www.verkami.com/projects/38782-ker-nethalas-el-trono-de-la-medianoche" xlink:type="simple">https://www.verkami.com/projects/38782-ker-nethalas-el-trono-de-la-medianoche</text:a></text:p>
          </table:table-cell>
          <table:table-cell table:style-name="ce7" office:value-type="string" calcext:value-type="string">
            <text:p><text:a xlink:href="https://www.verkami.com/projects/38782-ker-nethalas-el-trono-de-la-medianoche" xlink:type="simple">https://www.verkami.com/projects/38782-ker-nethalas-el-trono-de-la-medianoche</text:a></text:p>
          </table:table-cell>
          <table:table-cell table:style-name="ce9" office:value-type="date" office:date-value="2024-07-19" calcext:value-type="date">
            <text:p>19/07/2024</text:p>
          </table:table-cell>
          <table:table-cell table:style-name="ce10" office:value-type="date" office:date-value="2025-12-11" calcext:value-type="date">
            <text:p>11/12/2025</text:p>
          </table:table-cell>
          <table:table-cell table:style-name="ce10" office:value-type="date" office:date-value="2024-12-31" calcext:value-type="date">
            <text:p>31/12/2024</text:p>
          </table:table-cell>
          <table:table-cell table:style-name="ce9" office:value-type="date" office:date-value="2025-01-30" calcext:value-type="date">
            <text:p>30/01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Shadowlands</text:p>
          </table:table-cell>
          <table:table-cell table:style-name="ce2" office:value-type="string" calcext:value-type="string">
            <text:p>KINGSMOUTH - A 5e Dark Fantasy Setting</text:p>
          </table:table-cell>
          <table:table-cell table:style-name="ce7" office:value-type="string" calcext:value-type="string">
            <text:p><text:a xlink:href="https://www.kickstarter.com/projects/shadowlandsgames/kingsmouth/" xlink:type="simple">https://www.kickstarter.com/projects/shadowlandsgames/kingsmouth/</text:a></text:p>
          </table:table-cell>
          <table:table-cell table:style-name="ce7" office:value-type="string" calcext:value-type="string">
            <text:p><text:a xlink:href="https://d1wgd08o7gfznj.cloudfront.net/uploads/project/image/44055/2a9c5f3200ce5f376c59757153cc0601_original.jpg" xlink:type="simple">https://d1wgd08o7gfznj.cloudfront.net/uploads/project/image/44055/2a9c5f3200ce5f376c59757153cc0601_original.jpg</text:a></text:p>
          </table:table-cell>
          <table:table-cell table:style-name="ce9" office:value-type="date" office:date-value="2023-10-03" calcext:value-type="date">
            <text:p>03/10/2023</text:p>
          </table:table-cell>
          <table:table-cell table:style-name="ce9" office:value-type="date" office:date-value="2026-02-16" calcext:value-type="date">
            <text:p>16/02/2026</text:p>
          </table:table-cell>
          <table:table-cell table:style-name="ce9" office:value-type="date" office:date-value="2024-09-30" calcext:value-type="date">
            <text:p>30/09/2024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Levoayash QA</text:p>
          </table:table-cell>
          <table:table-cell table:style-name="ce2" office:value-type="string" calcext:value-type="string">
            <text:p>KYRIE: SECRETOS DE LOS REINOS</text:p>
          </table:table-cell>
          <table:table-cell table:style-name="ce7" office:value-type="string" calcext:value-type="string">
            <text:p><text:a xlink:href="https://www.verkami.com/projects/42860-kyrie-secretos-de-los-reinos" xlink:type="simple">https://www.verkami.com/projects/42860-kyrie-secretos-de-los-reinos</text:a></text:p>
          </table:table-cell>
          <table:table-cell table:style-name="ce7" office:value-type="string" calcext:value-type="string">
            <text:p><text:a xlink:href="https://dg9aaz8jl1ktt.cloudfront.net/the_files/108036/project_main_cover.jpg?1771534132" xlink:type="simple">https://dg9aaz8jl1ktt.cloudfront.net/the_files/108036/project_main_cover.jpg?1771534132</text:a></text:p>
          </table:table-cell>
          <table:table-cell table:number-columns-repeated="2" table:style-name="ce9" office:value-type="date" office:date-value="2026-03-26" calcext:value-type="date">
            <text:p>26/03/2026</text:p>
          </table:table-cell>
          <table:table-cell table:style-name="ce9" office:value-type="date" office:date-value="2026-09-30" calcext:value-type="date">
            <text:p>30/09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Walhalla Ediciones</text:p>
          </table:table-cell>
          <table:table-cell table:style-name="ce2" office:value-type="string" calcext:value-type="string">
            <text:p>La ciudad y la ciudad, el juego de rol</text:p>
          </table:table-cell>
          <table:table-cell table:style-name="ce7" office:value-type="string" calcext:value-type="string">
            <text:p><text:a xlink:href="https://www.verkami.com/projects/43087-la-ciudad-y-la-ciudad-el-juego-de-rol" xlink:type="simple">https://www.verkami.com/projects/43087-la-ciudad-y-la-ciudad-el-juego-de-rol</text:a></text:p>
          </table:table-cell>
          <table:table-cell table:style-name="ce7" office:value-type="string" calcext:value-type="string">
            <text:p><text:a xlink:href="https://dg9aaz8jl1ktt.cloudfront.net/the_files/108653/project_main_cover.jpg?1774727164" xlink:type="simple">https://dg9aaz8jl1ktt.cloudfront.net/the_files/108653/project_main_cover.jpg?1774727164</text:a></text:p>
          </table:table-cell>
          <table:table-cell table:style-name="ce9" office:value-type="date" office:date-value="2026-03-28" calcext:value-type="date">
            <text:p>28/03/2026</text:p>
          </table:table-cell>
          <table:table-cell table:style-name="ce9" office:value-type="date" office:date-value="2026-03-31" calcext:value-type="date">
            <text:p>31/03/2026</text:p>
          </table:table-cell>
          <table:table-cell table:style-name="ce9" office:value-type="date" office:date-value="2026-07-31" calcext:value-type="date">
            <text:p>31/07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Ediciones t&amp;t</text:p>
          </table:table-cell>
          <table:table-cell table:style-name="ce2" office:value-type="string" calcext:value-type="string">
            <text:p>La piel en el bosque</text:p>
          </table:table-cell>
          <table:table-cell table:style-name="ce7" office:value-type="string" calcext:value-type="string">
            <text:p><text:a xlink:href="https://www.verkami.com/projects/42317-la-piel-en-el-bosque" xlink:type="simple">https://www.verkami.com/projects/42317-la-piel-en-el-bosque</text:a></text:p>
          </table:table-cell>
          <table:table-cell table:style-name="ce7" office:value-type="string" calcext:value-type="string">
            <text:p><text:a xlink:href="https://dg9aaz8jl1ktt.cloudfront.net/the_files/107143/project_main_cover.jpg?1764264385" xlink:type="simple">https://dg9aaz8jl1ktt.cloudfront.net/the_files/107143/project_main_cover.jpg?1764264385</text:a></text:p>
          </table:table-cell>
          <table:table-cell table:style-name="ce9" office:value-type="date" office:date-value="2025-12-10" calcext:value-type="date">
            <text:p>10/12/2025</text:p>
          </table:table-cell>
          <table:table-cell table:style-name="ce9" office:value-type="date" office:date-value="2026-02-19" calcext:value-type="date">
            <text:p>19/02/2026</text:p>
          </table:table-cell>
          <table:table-cell table:style-name="ce9" office:value-type="date" office:date-value="2026-01-31" calcext:value-type="date">
            <text:p>31/01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Cursed Ink</text:p>
          </table:table-cell>
          <table:table-cell table:style-name="ce2" office:value-type="string" calcext:value-type="string">
            <text:p>Land of Eem - edición en español</text:p>
          </table:table-cell>
          <table:table-cell table:style-name="ce7" office:value-type="string" calcext:value-type="string">
            <text:p><text:a xlink:href="https://www.backerkit.com/c/projects/cursed-ink/land-of-eem-edicion-en-espanol?ref=bk-discover-user-profile" xlink:type="simple">https://www.backerkit.com/c/projects/cursed-ink/land-of-eem-edicion-en-espanol?ref=bk-discover-user-profile</text:a></text:p>
          </table:table-cell>
          <table:table-cell table:style-name="ce7" office:value-type="string" calcext:value-type="string">
            <text:p><text:a xlink:href="https://www.cursedink.es/wp-content/uploads/2025/11/fondo-rosa-1-1280x640.png" xlink:type="simple">https://www.cursedink.es/wp-content/uploads/2025/11/fondo-rosa-1-1280x640.png</text:a></text:p>
          </table:table-cell>
          <table:table-cell table:style-name="ce9" office:value-type="date" office:date-value="2026-01-12" calcext:value-type="date">
            <text:p>12/01/2026</text:p>
          </table:table-cell>
          <table:table-cell table:style-name="ce9" office:value-type="date" office:date-value="2026-03-06" calcext:value-type="date">
            <text:p>06/03/2026</text:p>
          </table:table-cell>
          <table:table-cell table:style-name="ce9" office:value-type="date" office:date-value="2026-12-31" calcext:value-type="date">
            <text:p>31/12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Cursed Ink</text:p>
          </table:table-cell>
          <table:table-cell table:style-name="ce2" office:value-type="string" calcext:value-type="string">
            <text:p>Legend in the Mist - edición en español</text:p>
          </table:table-cell>
          <table:table-cell table:style-name="ce7" office:value-type="string" calcext:value-type="string">
            <text:p><text:a xlink:href="https://www.backerkit.com/c/projects/cursed-ink/legend-in-the-mist-edicion-en-espanol" xlink:type="simple">https://www.backerkit.com/c/projects/cursed-ink/legend-in-the-mist-edicion-en-espanol</text:a></text:p>
          </table:table-cell>
          <table:table-cell table:style-name="ce7" office:value-type="string" calcext:value-type="string">
            <text:p><text:a xlink:href="https://images.backerkit.com/active_storage/backerkit_production/blob/495dttno4bwwlw13ny7nsu7eg8oa?ixlib=rails-4.3.1&amp;auto=compress%2Cformat&amp;cs=srgb&amp;ar=16%3A9&amp;fit=crop&amp;w=896&amp;dpr=1&amp;q=75" xlink:type="simple">https://images.backerkit.com/active_storage/backerkit_production/blob/495dttno4bwwlw13ny7nsu7eg8oa?ixlib=rails-4.3.1&amp;auto=compress%2Cformat&amp;cs=srgb&amp;ar=16%3A9&amp;fit=crop&amp;w=896&amp;dpr=1&amp;q=75</text:a></text:p>
          </table:table-cell>
          <table:table-cell table:style-name="ce9" office:value-type="date" office:date-value="2026-03-04" calcext:value-type="date">
            <text:p>04/03/2026</text:p>
          </table:table-cell>
          <table:table-cell table:style-name="ce9" office:value-type="date" office:date-value="2026-03-24" calcext:value-type="date">
            <text:p>24/03/2026</text:p>
          </table:table-cell>
          <table:table-cell table:style-name="ce9" office:value-type="date" office:date-value="2027-09-30" calcext:value-type="date">
            <text:p>30/09/2027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Walhalla Ediciones</text:p>
          </table:table-cell>
          <table:table-cell table:style-name="ce2" office:value-type="string" calcext:value-type="string">
            <text:p>Luna Roja</text:p>
          </table:table-cell>
          <table:table-cell table:style-name="ce7" office:value-type="string" calcext:value-type="string">
            <text:p><text:a xlink:href="https://www.verkami.com/projects/36587-luna-roja" xlink:type="simple">https://www.verkami.com/projects/36587-luna-roja</text:a></text:p>
          </table:table-cell>
          <table:table-cell table:style-name="ce7" office:value-type="string" calcext:value-type="string">
            <text:p><text:a xlink:href="https://dg9aaz8jl1ktt.cloudfront.net/the_files/96908/project_main_cover.jpg?1695980410" xlink:type="simple">https://dg9aaz8jl1ktt.cloudfront.net/the_files/96908/project_main_cover.jpg?1695980410</text:a></text:p>
          </table:table-cell>
          <table:table-cell table:style-name="ce9" office:value-type="date" office:date-value="2023-11-01" calcext:value-type="date">
            <text:p>01/11/2023</text:p>
          </table:table-cell>
          <table:table-cell table:style-name="ce13" office:value-type="date" office:date-value="2024-12-15" calcext:value-type="date">
            <text:p>15/12/2024</text:p>
          </table:table-cell>
          <table:table-cell table:style-name="ce9" office:value-type="date" office:date-value="2024-02-28" calcext:value-type="date">
            <text:p>28/02/2024</text:p>
          </table:table-cell>
          <table:table-cell table:style-name="ce9" office:value-type="date" office:date-value="2024-11-08" calcext:value-type="date">
            <text:p>08/11/2024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77 Mundos</text:p>
          </table:table-cell>
          <table:table-cell table:style-name="ce2" office:value-type="string" calcext:value-type="string">
            <text:p>Main Gauche</text:p>
          </table:table-cell>
          <table:table-cell table:style-name="ce7" office:value-type="string" calcext:value-type="string">
            <text:p><text:a xlink:href="https://www.verkami.com/projects/41064-main-gauche" xlink:type="simple">https://www.verkami.com/projects/41064-main-gauche</text:a></text:p>
          </table:table-cell>
          <table:table-cell table:style-name="ce7" office:value-type="string" calcext:value-type="string">
            <text:p><text:a xlink:href="https://dg9aaz8jl1ktt.cloudfront.net/uploaded_files/000/452/932/verkami_e0415718e73ae2e6c57b868ca195372a.jpg?1748796281" xlink:type="simple">https://dg9aaz8jl1ktt.cloudfront.net/uploaded_files/000/456/095/verkami_53b01c96a4569c958a5165f16bcce7ee.jpg?1752778701</text:a></text:p>
          </table:table-cell>
          <table:table-cell table:style-name="ce9" office:value-type="date" office:date-value="2025-07-09" calcext:value-type="date">
            <text:p>09/07/2025</text:p>
          </table:table-cell>
          <table:table-cell table:style-name="ce9" office:value-type="date" office:date-value="2025-10-20" calcext:value-type="date">
            <text:p>20/10/2025</text:p>
          </table:table-cell>
          <table:table-cell table:style-name="ce9" office:value-type="date" office:date-value="2025-10-31" calcext:value-type="date">
            <text:p>31/10/2025</text:p>
          </table:table-cell>
          <table:table-cell table:style-name="ce9" office:value-type="date" office:date-value="2025-11-15" calcext:value-type="date">
            <text:p>15/11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Ex Regnum Publishing</text:p>
          </table:table-cell>
          <table:table-cell table:style-name="ce2" office:value-type="string" calcext:value-type="string">
            <text:p>Más Allá de los Eones</text:p>
          </table:table-cell>
          <table:table-cell table:style-name="ce7" office:value-type="string" calcext:value-type="string">
            <text:p><text:a xlink:href="https://www.verkami.com/projects/36399-mas-alla-de-los-eones" xlink:type="simple">https://www.verkami.com/projects/36399-mas-alla-de-los-eones</text:a></text:p>
          </table:table-cell>
          <table:table-cell table:style-name="ce7" office:value-type="string" calcext:value-type="string">
            <text:p><text:a xlink:href="https://dg9aaz8jl1ktt.cloudfront.net/the_files/99292/project_thumbnail.jpg?1710195646" xlink:type="simple">https://dg9aaz8jl1ktt.cloudfront.net/the_files/99292/project_thumbnail.jpg?1710195646</text:a></text:p>
          </table:table-cell>
          <table:table-cell table:style-name="ce9" office:value-type="date" office:date-value="2024-04-15" calcext:value-type="date">
            <text:p>15/04/2024</text:p>
          </table:table-cell>
          <table:table-cell table:style-name="ce9" office:value-type="date" office:date-value="2025-08-13" calcext:value-type="date">
            <text:p>13/08/2025</text:p>
          </table:table-cell>
          <table:table-cell table:style-name="ce10" office:value-type="date" office:date-value="2024-10-31" calcext:value-type="date">
            <text:p>31/10/2024</text:p>
          </table:table-cell>
          <table:table-cell table:style-name="ce9" office:value-type="date" office:date-value="2025-08-19" calcext:value-type="date">
            <text:p>19/08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HT Publishers</text:p>
          </table:table-cell>
          <table:table-cell table:style-name="ce2" office:value-type="string" calcext:value-type="string">
            <text:p>Masacre y Eter</text:p>
          </table:table-cell>
          <table:table-cell table:style-name="ce7" office:value-type="string" calcext:value-type="string">
            <text:p><text:a xlink:href="https://www.verkami.com/projects/41700-masacre-y-eter/blog" xlink:type="simple">https://www.verkami.com/projects/41700-masacre-y-eter/blog</text:a></text:p>
          </table:table-cell>
          <table:table-cell table:style-name="ce7" office:value-type="string" calcext:value-type="string">
            <text:p><text:a xlink:href="https://dg9aaz8jl1ktt.cloudfront.net/the_files/105964/project_thumbnail.jpg?1757480152" xlink:type="simple">https://dg9aaz8jl1ktt.cloudfront.net/the_files/105964/project_thumbnail.jpg?1757480152</text:a></text:p>
          </table:table-cell>
          <table:table-cell table:style-name="ce9" office:value-type="date" office:date-value="2025-09-26" calcext:value-type="date">
            <text:p>26/09/2025</text:p>
          </table:table-cell>
          <table:table-cell table:style-name="ce9" office:value-type="date" office:date-value="2026-03-12" calcext:value-type="date">
            <text:p>12/03/2026</text:p>
          </table:table-cell>
          <table:table-cell table:style-name="ce9" office:value-type="date" office:date-value="2026-03-31" calcext:value-type="date">
            <text:p>31/03/2026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Tania Herrero</text:p>
          </table:table-cell>
          <table:table-cell table:style-name="ce2" office:value-type="string" calcext:value-type="string">
            <text:p>Menagerie of Unbearable Things</text:p>
          </table:table-cell>
          <table:table-cell table:style-name="ce7" office:value-type="string" calcext:value-type="string">
            <text:p><text:a xlink:href="https://www.kickstarter.com/projects/taniaherrero/menagerie-of-unbearable-things/rewards" xlink:type="simple">https://www.kickstarter.com/projects/taniaherrero/menagerie-of-unbearable-things/rewards</text:a></text:p>
          </table:table-cell>
          <table:table-cell table:style-name="ce7" office:value-type="string" calcext:value-type="string">
            <text:p><text:a xlink:href="https://i.kickstarter.com/assets/049/800/315/6d26bc9cfee8970ac74edb53f1f4d5e2_original.png?anim=false&amp;fit=cover&amp;gravity=auto&amp;height=873&amp;origin=ugc&amp;q=92&amp;v=1750786608&amp;width=1552&amp;sig=yxEdZ6wh4mKK8hXDSpBbZlHKaXODsrN2k8o4Nc8tEH4%3D" xlink:type="simple">https://i.kickstarter.com/assets/049/800/315/6d26bc9cfee8970ac74edb53f1f4d5e2_original.png?anim=false&amp;fit=cover&amp;gravity=auto&amp;height=873&amp;origin=ugc&amp;q=92&amp;v=1750786608&amp;width=1552&amp;sig=yxEdZ6wh4mKK8hXDSpBbZlHKaXODsrN2k8o4Nc8tEH4%3D</text:a></text:p>
          </table:table-cell>
          <table:table-cell table:style-name="ce9" office:value-type="date" office:date-value="2025-06-24" calcext:value-type="date">
            <text:p>24/06/2025</text:p>
          </table:table-cell>
          <table:table-cell table:style-name="ce10" office:value-type="date" office:date-value="2025-10-23" calcext:value-type="date">
            <text:p>23/10/2025</text:p>
          </table:table-cell>
          <table:table-cell table:style-name="ce9" office:value-type="date" office:date-value="2025-09-30" calcext:value-type="date">
            <text:p>30/09/2025</text:p>
          </table:table-cell>
          <table:table-cell table:style-name="ce10" office:value-type="date" office:date-value="2025-10-23" calcext:value-type="date">
            <text:p>23/10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HT Publishers</text:p>
          </table:table-cell>
          <table:table-cell table:style-name="ce2" office:value-type="string" calcext:value-type="string">
            <text:p>Misterios de Arkham</text:p>
          </table:table-cell>
          <table:table-cell table:style-name="ce7" office:value-type="string" calcext:value-type="string">
            <text:p><text:a xlink:href="https://www.verkami.com/projects/40155-misterios-de-arkham" xlink:type="simple">https://www.verkami.com/projects/40155-misterios-de-arkham</text:a></text:p>
          </table:table-cell>
          <table:table-cell table:style-name="ce7" office:value-type="string" calcext:value-type="string">
            <text:p><text:a xlink:href="https://dg9aaz8jl1ktt.cloudfront.net/the_files/102916/project_main_cover.jpg?1738152266" xlink:type="simple">https://dg9aaz8jl1ktt.cloudfront.net/the_files/102916/project_main_cover.jpg?1738152266</text:a></text:p>
          </table:table-cell>
          <table:table-cell table:style-name="ce9" office:value-type="date" office:date-value="2026-02-28" calcext:value-type="date">
            <text:p>28/02/2026</text:p>
          </table:table-cell>
          <table:table-cell table:style-name="ce9" office:value-type="date" office:date-value="2026-03-04" calcext:value-type="date">
            <text:p>04/03/2026</text:p>
          </table:table-cell>
          <table:table-cell table:style-name="ce9" office:value-type="date" office:date-value="2025-09-30" calcext:value-type="date">
            <text:p>30/09/2025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Suseya ediciones</text:p>
          </table:table-cell>
          <table:table-cell table:style-name="ce2" office:value-type="string" calcext:value-type="string">
            <text:p>Mutant3s Fifth Protocol</text:p>
          </table:table-cell>
          <table:table-cell table:style-name="ce7" office:value-type="string" calcext:value-type="string">
            <text:p><text:a xlink:href="https://www.verkami.com/projects/35797-mutant3s-fifth-protocol" xlink:type="simple">https://www.verkami.com/projects/35797-mutant3s-fifth-protocol</text:a></text:p>
          </table:table-cell>
          <table:table-cell table:style-name="ce7" office:value-type="string" calcext:value-type="string">
            <text:p><text:a xlink:href="https://dg9aaz8jl1ktt.cloudfront.net/the_files/96047/std.jpg?1688936854" xlink:type="simple">https://dg9aaz8jl1ktt.cloudfront.net/the_files/96047/std.jpg?1688936854</text:a></text:p>
          </table:table-cell>
          <table:table-cell table:style-name="ce9" office:value-type="date" office:date-value="2023-08-14" calcext:value-type="date">
            <text:p>14/08/2023</text:p>
          </table:table-cell>
          <table:table-cell table:style-name="ce10" office:value-type="date" office:date-value="2026-01-29" calcext:value-type="date">
            <text:p>29/1/2026</text:p>
          </table:table-cell>
          <table:table-cell table:style-name="ce9" office:value-type="date" office:date-value="2024-04-01" calcext:value-type="date">
            <text:p>01/04/2024</text:p>
          </table:table-cell>
          <table:table-cell table:style-name="ce4" table:number-columns-repeated="20"/>
          <table:table-cell table:number-columns-repeated="997"/>
        </table:table-row>
        <table:table-row table:style-name="ro4">
          <table:table-cell table:style-name="ce3" office:value-type="string" calcext:value-type="string">
            <text:p>Cursed Ink</text:p>
          </table:table-cell>
          <table:table-cell table:style-name="ce3" office:value-type="string" calcext:value-type="string">
            <text:p>MYTHIC - GAME MASTER EMULATOR</text:p>
          </table:table-cell>
          <table:table-cell table:style-name="ce8" office:value-type="string" calcext:value-type="string">
            <text:p><text:a xlink:href="https://www.verkami.com/locale/es/projects/40038-mythic-game-master-emulator" xlink:type="simple">https://www.verkami.com/locale/es/projects/40038-mythic-game-master-emulator</text:a></text:p>
          </table:table-cell>
          <table:table-cell table:style-name="ce8" office:value-type="string" calcext:value-type="string">
            <text:p><text:a xlink:href="https://dg9aaz8jl1ktt.cloudfront.net/the_files/102754/project_thumbnail.jpg?1736942875" xlink:type="simple">https://dg9aaz8jl1ktt.cloudfront.net/the_files/102754/project_thumbnail.jpg?1736942875</text:a></text:p>
          </table:table-cell>
          <table:table-cell table:style-name="ce11" office:value-type="date" office:date-value="2025-03-16" calcext:value-type="date">
            <text:p>16/03/2025</text:p>
          </table:table-cell>
          <table:table-cell table:style-name="ce11" office:value-type="date" office:date-value="2026-03-23" calcext:value-type="date">
            <text:p>23/03/2026</text:p>
          </table:table-cell>
          <table:table-cell table:style-name="ce11" office:value-type="date" office:date-value="2025-09-30" calcext:value-type="date">
            <text:p>30/09/2025</text:p>
          </table:table-cell>
          <table:table-cell table:style-name="ce13" office:value-type="date" office:date-value="2025-11-21" calcext:value-type="date">
            <text:p>21/11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77 Mundos</text:p>
          </table:table-cell>
          <table:table-cell table:style-name="ce2" office:value-type="string" calcext:value-type="string">
            <text:p>Mythras: Britania Mítica</text:p>
          </table:table-cell>
          <table:table-cell table:style-name="ce7" office:value-type="string" calcext:value-type="string">
            <text:p><text:a xlink:href="https://www.verkami.com/projects/39018-mythras-britania-mitica" xlink:type="simple">https://www.verkami.com/projects/39018-mythras-britania-mitica</text:a></text:p>
          </table:table-cell>
          <table:table-cell table:style-name="ce7" office:value-type="string" calcext:value-type="string">
            <text:p><text:a xlink:href="https://dg9aaz8jl1ktt.cloudfront.net/the_files/101102/project_thumbnail.jpg?1723462328" xlink:type="simple">https://dg9aaz8jl1ktt.cloudfront.net/the_files/101102/project_thumbnail.jpg?1723462328</text:a></text:p>
          </table:table-cell>
          <table:table-cell table:style-name="ce9" office:value-type="date" office:date-value="2024-10-04" calcext:value-type="date">
            <text:p>04/10/2024</text:p>
          </table:table-cell>
          <table:table-cell table:style-name="ce10" office:value-type="date" office:date-value="2024-12-23" calcext:value-type="date">
            <text:p>23/12/2024</text:p>
          </table:table-cell>
          <table:table-cell table:style-name="ce10" office:value-type="date" office:date-value="2024-11-30" calcext:value-type="date">
            <text:p>30/11/2024</text:p>
          </table:table-cell>
          <table:table-cell table:style-name="ce10" office:value-type="date" office:date-value="2024-12-23" calcext:value-type="date">
            <text:p>23/12/2024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Dragon Light House</text:p>
          </table:table-cell>
          <table:table-cell table:style-name="ce2" office:value-type="string" calcext:value-type="string">
            <text:p>Nemerdid D&amp;D</text:p>
          </table:table-cell>
          <table:table-cell table:style-name="ce7" office:value-type="string" calcext:value-type="string">
            <text:p><text:a xlink:href="https://www.verkami.com/projects/41699-nemerdid-dd" xlink:type="simple">https://www.verkami.com/projects/41699-nemerdid-dd</text:a></text:p>
          </table:table-cell>
          <table:table-cell table:style-name="ce7" office:value-type="string" calcext:value-type="string">
            <text:p><text:a xlink:href="https://dg9aaz8jl1ktt.cloudfront.net/the_files/105796/project_main_cover.jpg?1756568874" xlink:type="simple">https://dg9aaz8jl1ktt.cloudfront.net/the_files/105796/project_main_cover.jpg?1756568874</text:a></text:p>
          </table:table-cell>
          <table:table-cell table:style-name="ce9" office:value-type="date" office:date-value="2025-12-13" calcext:value-type="date">
            <text:p>13/12/2025</text:p>
          </table:table-cell>
          <table:table-cell table:style-name="ce9" office:value-type="date" office:date-value="2026-02-01" calcext:value-type="date">
            <text:p>01/02/2026</text:p>
          </table:table-cell>
          <table:table-cell table:style-name="ce9" office:value-type="date" office:date-value="2026-12-31" calcext:value-type="date">
            <text:p>31/12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4">
          <table:table-cell table:style-name="ce3" office:value-type="string" calcext:value-type="string">
            <text:p>Ediciones t&amp;t</text:p>
          </table:table-cell>
          <table:table-cell table:style-name="ce3" office:value-type="string" calcext:value-type="string">
            <text:p>Pánico en el Transiberiano</text:p>
          </table:table-cell>
          <table:table-cell table:style-name="ce8" office:value-type="string" calcext:value-type="string">
            <text:p><text:a xlink:href="https://www.verkami.com/projects/37529-panico-en-el-transiberiano" xlink:type="simple">https://www.verkami.com/projects/37529-panico-en-el-transiberiano</text:a></text:p>
          </table:table-cell>
          <table:table-cell table:style-name="ce8" office:value-type="string" calcext:value-type="string">
            <text:p><text:a xlink:href="https://dg9aaz8jl1ktt.cloudfront.net/the_files/98483/project_main_cover.jpg?1706082436" xlink:type="simple">https://dg9aaz8jl1ktt.cloudfront.net/the_files/98483/project_main_cover.jpg?1706082436</text:a></text:p>
          </table:table-cell>
          <table:table-cell table:style-name="ce11" office:value-type="date" office:date-value="2024-02-07" calcext:value-type="date">
            <text:p>07/02/2024</text:p>
          </table:table-cell>
          <table:table-cell table:style-name="ce11" office:value-type="date" office:date-value="2025-09-03" calcext:value-type="date">
            <text:p>03/09/2025</text:p>
          </table:table-cell>
          <table:table-cell table:style-name="ce11" office:value-type="date" office:date-value="2024-09-30" calcext:value-type="date">
            <text:p>30/09/2024</text:p>
          </table:table-cell>
          <table:table-cell table:style-name="ce11" office:value-type="date" office:date-value="2025-09-03" calcext:value-type="date">
            <text:p>03/09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Nosolorol</text:p>
          </table:table-cell>
          <table:table-cell table:style-name="ce2" office:value-type="string" calcext:value-type="string">
            <text:p>Paranoia</text:p>
          </table:table-cell>
          <table:table-cell table:style-name="ce7" office:value-type="string" calcext:value-type="string">
            <text:p><text:a xlink:href="https://www.nosolorol.com/noticias/comienza-el-prepedido-de-paranoia" xlink:type="simple">https://www.nosolorol.com/noticias/comienza-el-prepedido-de-paranoia</text:a></text:p>
          </table:table-cell>
          <table:table-cell table:style-name="ce7" office:value-type="string" calcext:value-type="string">
            <text:p><text:a xlink:href="https://www.nosolorol.com/img/psblog/b/lg-b-2831-large.jpg" xlink:type="simple">https://www.nosolorol.com/img/psblog/b/lg-b-2831-large.jpg</text:a></text:p>
          </table:table-cell>
          <table:table-cell table:style-name="ce9" office:value-type="date" office:date-value="2024-11-01" calcext:value-type="date">
            <text:p>01/11/2024</text:p>
          </table:table-cell>
          <table:table-cell table:style-name="ce4"/>
          <table:table-cell table:style-name="ce10" office:value-type="date" office:date-value="2025-12-31" calcext:value-type="date">
            <text:p>31/12/2025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Outremer Ediciones</text:p>
          </table:table-cell>
          <table:table-cell table:style-name="ce2" office:value-type="string" calcext:value-type="string">
            <text:p>Peregrinos de la Ruina: Un juego de rol de perdición, terror y redención.</text:p>
          </table:table-cell>
          <table:table-cell table:style-name="ce7" office:value-type="string" calcext:value-type="string">
            <text:p><text:a xlink:href="https://www.verkami.com/projects/40012-peregrinos-de-la-ruina-un-juego-de-rol-de-perdicion-terror-y-redencion" xlink:type="simple">https://www.verkami.com/projects/40012-peregrinos-de-la-ruina-un-juego-de-rol-de-perdicion-terror-y-redencion</text:a></text:p>
          </table:table-cell>
          <table:table-cell table:style-name="ce7" office:value-type="string" calcext:value-type="string">
            <text:p><text:a xlink:href="https://dg9aaz8jl1ktt.cloudfront.net/the_files/102941/project_main_cover.jpg?1738319190" xlink:type="simple">https://dg9aaz8jl1ktt.cloudfront.net/the_files/102941/project_main_cover.jpg?1738319190</text:a></text:p>
          </table:table-cell>
          <table:table-cell table:style-name="ce9" office:value-type="date" office:date-value="2025-02-16" calcext:value-type="date">
            <text:p>16/02/2025</text:p>
          </table:table-cell>
          <table:table-cell table:style-name="ce9" office:value-type="date" office:date-value="2025-05-30" calcext:value-type="date">
            <text:p>30/05/2025</text:p>
          </table:table-cell>
          <table:table-cell table:style-name="ce9" office:value-type="date" office:date-value="2025-02-28" calcext:value-type="date">
            <text:p>28/02/2025</text:p>
          </table:table-cell>
          <table:table-cell table:style-name="ce9" office:value-type="date" office:date-value="2025-05-30" calcext:value-type="date">
            <text:p>30/05/2025</text:p>
          </table:table-cell>
          <table:table-cell table:style-name="ce4" table:number-columns-repeated="19"/>
          <table:table-cell table:number-columns-repeated="997"/>
        </table:table-row>
        <table:table-row table:style-name="ro4">
          <table:table-cell table:style-name="ce3" office:value-type="string" calcext:value-type="string">
            <text:p>Outremer Ediciones</text:p>
          </table:table-cell>
          <table:table-cell table:style-name="ce3" office:value-type="string" calcext:value-type="string">
            <text:p>Pobladores de un Dios Muerto</text:p>
          </table:table-cell>
          <table:table-cell table:style-name="ce8" office:value-type="string" calcext:value-type="string">
            <text:p><text:a xlink:href="https://gamefound.com/es/projects/outremer-ediciones/pobladores-de-un-dios-muerto?snapshotPhase=CrowdfundingEnded" xlink:type="simple">https://gamefound.com/es/projects/outremer-ediciones/pobladores-de-un-dios-muerto?snapshotPhase=CrowdfundingEnded</text:a></text:p>
          </table:table-cell>
          <table:table-cell table:style-name="ce8" office:value-type="string" calcext:value-type="string">
            <text:p><text:a xlink:href="https://imgcdn.gamefound.com/projectimage/projects/5184/fdda8155-332f-449e-a8c9-4c8a6cb8eb13.png" xlink:type="simple">https://imgcdn.gamefound.com/projectimage/projects/5184/fdda8155-332f-449e-a8c9-4c8a6cb8eb13.png</text:a></text:p>
          </table:table-cell>
          <table:table-cell table:style-name="ce11" office:value-type="date" office:date-value="2025-05-31" calcext:value-type="date">
            <text:p>31/05/2025</text:p>
          </table:table-cell>
          <table:table-cell table:style-name="ce11" office:value-type="date" office:date-value="2025-09-09" calcext:value-type="date">
            <text:p>09/09/2025</text:p>
          </table:table-cell>
          <table:table-cell table:style-name="ce11" office:value-type="date" office:date-value="2025-09-30" calcext:value-type="date">
            <text:p>30/09/2025</text:p>
          </table:table-cell>
          <table:table-cell table:style-name="ce11" office:value-type="date" office:date-value="2025-09-15" calcext:value-type="date">
            <text:p>15/09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Dragon Light House</text:p>
          </table:table-cell>
          <table:table-cell table:style-name="ce2" office:value-type="string" calcext:value-type="string">
            <text:p>Preventa Rabia al Amanecer</text:p>
          </table:table-cell>
          <table:table-cell table:style-name="ce7" office:value-type="string" calcext:value-type="string">
            <text:p><text:a xlink:href="https://dragonlight.house/product/rabia-al-amanecer/" xlink:type="simple">https://dragonlight.house/product/rabia-al-amanecer/</text:a></text:p>
          </table:table-cell>
          <table:table-cell table:style-name="ce7" office:value-type="string" calcext:value-type="string">
            <text:p><text:a xlink:href="https://dragonlight.house/wp-content/uploads/2026/03/POP-UP-grapa-1.png" xlink:type="simple">https://dragonlight.house/wp-content/uploads/2026/03/POP-UP-grapa-1.png</text:a></text:p>
          </table:table-cell>
          <table:table-cell table:style-name="ce9" office:value-type="date" office:date-value="2026-04-12" calcext:value-type="date">
            <text:p>12/04/2026</text:p>
          </table:table-cell>
          <table:table-cell table:style-name="ce4"/>
          <table:table-cell table:style-name="ce9" office:value-type="date" office:date-value="2026-04-30" calcext:value-type="date">
            <text:p>30/04/2026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77 Mundos</text:p>
          </table:table-cell>
          <table:table-cell table:style-name="ce2" office:value-type="string" calcext:value-type="string">
            <text:p>Preventa: Estación norte</text:p>
          </table:table-cell>
          <table:table-cell table:style-name="ce7" office:value-type="string" calcext:value-type="string">
            <text:p><text:a xlink:href="https://77mundos.es/tienda/preventas/preventa-estacion-norte/" xlink:type="simple">https://77mundos.es/tienda/preventas/preventa-estacion-norte/</text:a></text:p>
          </table:table-cell>
          <table:table-cell table:style-name="ce7" office:value-type="string" calcext:value-type="string">
            <text:p><text:a xlink:href="https://77mundos.es/wp-content/uploads/2025/12/cubierta-axis-mundi-estacion-norte.png.webp" xlink:type="simple">https://77mundos.es/wp-content/uploads/2026/02/2026-02-27-estacion-norte-para-axis-mundi-a-la-venta-osr-posapocaliptico-768x384.jpg.webp</text:a></text:p>
          </table:table-cell>
          <table:table-cell table:style-name="ce9" office:value-type="date" office:date-value="2026-01-18" calcext:value-type="date">
            <text:p>18/01/2026</text:p>
          </table:table-cell>
          <table:table-cell table:style-name="ce4"/>
          <table:table-cell table:style-name="ce9" office:value-type="date" office:date-value="2026-02-28" calcext:value-type="date">
            <text:p>28/02/2026</text:p>
          </table:table-cell>
          <table:table-cell table:style-name="ce9" office:value-type="date" office:date-value="2026-02-27" calcext:value-type="date">
            <text:p>27/02/2026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The Hills Press</text:p>
          </table:table-cell>
          <table:table-cell table:style-name="ce2" office:value-type="string" calcext:value-type="string">
            <text:p>Ratas en la paredes: Antología de terror vol. 1</text:p>
          </table:table-cell>
          <table:table-cell table:style-name="ce7" office:value-type="string" calcext:value-type="string">
            <text:p><text:a xlink:href="https://www.backerkit.com/c/projects/the-hills-press/ratas-en-la-paredes-antologia-de-terror-vol-1" xlink:type="simple">https://www.backerkit.com/c/projects/the-hills-press/ratas-en-la-paredes-antologia-de-terror-vol-1</text:a></text:p>
          </table:table-cell>
          <table:table-cell table:style-name="ce7" office:value-type="string" calcext:value-type="string">
            <text:p><text:a xlink:href="https://images.backerkit.com/active_storage/backerkit_production/blob/viqjpv0qlc57k4n4gox8pmem56ac?ixlib=rails-4.3.1&amp;auto=compress%2Cformat&amp;cs=srgb&amp;w=600&amp;dpr=3&amp;q=35" xlink:type="simple">https://images.backerkit.com/active_storage/backerkit_production/blob/viqjpv0qlc57k4n4gox8pmem56ac?ixlib=rails-4.3.1&amp;auto=compress%2Cformat&amp;cs=srgb&amp;w=600&amp;dpr=3&amp;q=35</text:a></text:p>
          </table:table-cell>
          <table:table-cell table:style-name="ce9" office:value-type="date" office:date-value="2025-10-21" calcext:value-type="date">
            <text:p>21/10/2025</text:p>
          </table:table-cell>
          <table:table-cell table:style-name="ce9" office:value-type="date" office:date-value="2026-03-27" calcext:value-type="date">
            <text:p>27/03/2026</text:p>
          </table:table-cell>
          <table:table-cell table:style-name="ce9" office:value-type="date" office:date-value="2026-04-10" calcext:value-type="date">
            <text:p>10/04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Shadowlands</text:p>
          </table:table-cell>
          <table:table-cell table:style-name="ce2" office:value-type="string" calcext:value-type="string">
            <text:p>Raven - A Gothic Campaign and New Cursed Adventures</text:p>
          </table:table-cell>
          <table:table-cell table:style-name="ce7" office:value-type="string" calcext:value-type="string">
            <text:p><text:a xlink:href="https://www.kickstarter.com/projects/shadowlandsgames/raven-new-cursed-adventures" xlink:type="simple">https://www.kickstarter.com/projects/shadowlandsgames/raven-new-cursed-adventures</text:a></text:p>
          </table:table-cell>
          <table:table-cell table:style-name="ce7" office:value-type="string" calcext:value-type="string">
            <text:p><text:a xlink:href="https://i.kickstarter.com/assets/040/015/937/68c0091b1297debdccd99ade0fb9a8ee_original.jpg?anim=false&amp;fit=cover&amp;gravity=auto&amp;height=315&amp;origin=ugc&amp;q=92&amp;v=1676993811&amp;width=560&amp;sig=DlOgB4j4pdA87qv4oDmFmFeAWbRR%2BVzWqS8y0hVnbnY%3D" xlink:type="simple">https://i.kickstarter.com/assets/040/015/937/68c0091b1297debdccd99ade0fb9a8ee_original.jpg?anim=false&amp;fit=cover&amp;gravity=auto&amp;height=315&amp;origin=ugc&amp;q=92&amp;v=1676993811&amp;width=560&amp;sig=DlOgB4j4pdA87qv4oDmFmFeAWbRR%2BVzWqS8y0hVnbnY%3D</text:a></text:p>
          </table:table-cell>
          <table:table-cell table:style-name="ce10" office:value-type="date" office:date-value="2025-10-21" calcext:value-type="date">
            <text:p>21/10/2025</text:p>
          </table:table-cell>
          <table:table-cell table:style-name="ce9" office:value-type="date" office:date-value="2026-02-05" calcext:value-type="date">
            <text:p>05/02/2026</text:p>
          </table:table-cell>
          <table:table-cell table:style-name="ce10" office:value-type="date" office:date-value="2026-11-30" calcext:value-type="date">
            <text:p>30/11/2026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Shadowlands</text:p>
          </table:table-cell>
          <table:table-cell table:style-name="ce2" office:value-type="string" calcext:value-type="string">
            <text:p>Scions of the Dark Goddess - A new modern era Call of Cthulhu campaign</text:p>
          </table:table-cell>
          <table:table-cell table:style-name="ce7" office:value-type="string" calcext:value-type="string">
            <text:p><text:a xlink:href="https://www.backerkit.com/c/projects/shadowlands-games/scions-of-the-dark-goddess-a-modern-era-call-of-cthulhu-campaign" xlink:type="simple">https://www.backerkit.com/c/projects/shadowlands-games/scions-of-the-dark-goddess-a-modern-era-call-of-cthulhu-campaign</text:a></text:p>
          </table:table-cell>
          <table:table-cell table:style-name="ce7" office:value-type="string" calcext:value-type="string">
            <text:p><text:a xlink:href="https://images.backerkit.com/active_storage/backerkit_production/blob/8inc20v1ih2nrvfy3itiu1ypnnah?ixlib=rails-4.3.1&amp;auto=compress%2Cformat&amp;cs=srgb&amp;w=600&amp;dpr=3&amp;q=35" xlink:type="simple">https://images.backerkit.com/active_storage/backerkit_production/blob/8inc20v1ih2nrvfy3itiu1ypnnah?ixlib=rails-4.3.1&amp;auto=compress%2Cformat&amp;cs=srgb&amp;w=600&amp;dpr=3&amp;q=35</text:a></text:p>
          </table:table-cell>
          <table:table-cell table:style-name="ce9" office:value-type="date" office:date-value="2024-05-30" calcext:value-type="date">
            <text:p>30/05/2024</text:p>
          </table:table-cell>
          <table:table-cell table:style-name="ce9" office:value-type="date" office:date-value="2026-03-03" calcext:value-type="date">
            <text:p>03/03/2026</text:p>
          </table:table-cell>
          <table:table-cell table:style-name="ce10" office:value-type="date" office:date-value="2024-12-31" calcext:value-type="date">
            <text:p>31/12/2024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Cursed Ink</text:p>
          </table:table-cell>
          <table:table-cell table:style-name="ce2" office:value-type="string" calcext:value-type="string">
            <text:p>SIN + DAGGER IN THE HEART</text:p>
          </table:table-cell>
          <table:table-cell table:style-name="ce7" office:value-type="string" calcext:value-type="string">
            <text:p><text:a xlink:href="https://www.backerkit.com/c/projects/cursed-ink/sin-dagger-in-the-heart" xlink:type="simple">https://www.backerkit.com/c/projects/cursed-ink/sin-dagger-in-the-heart</text:a></text:p>
          </table:table-cell>
          <table:table-cell table:style-name="ce7" office:value-type="string" calcext:value-type="string">
            <text:p><text:a xlink:href="https://images.backerkit.com/active_storage/backerkit_production/blob/sdsdnmiudndcj2cp8pi00sr90gla?ixlib=rails-4.3.1&amp;auto=compress%2C%20format&amp;cs=srgb&amp;ar=16%3A9&amp;fit=crop&amp;w=1946" xlink:type="simple">https://images.backerkit.com/active_storage/backerkit_production/blob/sdsdnmiudndcj2cp8pi00sr90gla?ixlib=rails-4.3.1&amp;auto=compress%2C%20format&amp;cs=srgb&amp;ar=16%3A9&amp;fit=crop&amp;w=1946</text:a></text:p>
          </table:table-cell>
          <table:table-cell table:style-name="ce10" office:value-type="date" office:date-value="2025-10-13" calcext:value-type="date">
            <text:p>13/10/2025</text:p>
          </table:table-cell>
          <table:table-cell table:style-name="ce9" office:value-type="date" office:date-value="2026-03-06" calcext:value-type="date">
            <text:p>06/03/2026</text:p>
          </table:table-cell>
          <table:table-cell table:style-name="ce9" office:value-type="date" office:date-value="2026-06-30" calcext:value-type="date">
            <text:p>30/06/2026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Akuma Studio</text:p>
          </table:table-cell>
          <table:table-cell table:style-name="ce2" office:value-type="string" calcext:value-type="string">
            <text:p>TANARES RPG 5E - EDICIÓN ESPAÑOLA</text:p>
          </table:table-cell>
          <table:table-cell table:style-name="ce7" office:value-type="string" calcext:value-type="string">
            <text:p><text:a xlink:href="https://www.kickstarter.com/projects/akumastudio/tanares-rpg-5e-edicion-espanola?lang=es" xlink:type="simple">https://www.kickstarter.com/projects/akumastudio/tanares-rpg-5e-edicion-espanola?lang=es</text:a></text:p>
          </table:table-cell>
          <table:table-cell table:style-name="ce7" office:value-type="string" calcext:value-type="string">
            <text:p><text:a xlink:href="https://i.kickstarter.com/assets/039/472/566/03f93c21486e2a16e7d226b8e179d1a9_original.jpg?anim=false&amp;fit=cover&amp;gravity=auto&amp;height=873&amp;origin=ugc&amp;q=92&amp;v=1671131522&amp;width=1552&amp;sig=SfTKSWR1Odc0zdTFsi5ScuVbRcMvmndENwR8tiyKOyk%3D" xlink:type="simple">https://i.kickstarter.com/assets/039/472/566/03f93c21486e2a16e7d226b8e179d1a9_original.jpg?anim=false&amp;fit=cover&amp;gravity=auto&amp;height=873&amp;origin=ugc&amp;q=92&amp;v=1671131522&amp;width=1552&amp;sig=SfTKSWR1Odc0zdTFsi5ScuVbRcMvmndENwR8tiyKOyk%3D</text:a></text:p>
          </table:table-cell>
          <table:table-cell table:style-name="ce10" office:value-type="date" office:date-value="2022-12-15" calcext:value-type="date">
            <text:p>15/12/2022</text:p>
          </table:table-cell>
          <table:table-cell table:style-name="ce9" office:value-type="date" office:date-value="2026-03-19" calcext:value-type="date">
            <text:p>19/03/2026</text:p>
          </table:table-cell>
          <table:table-cell table:style-name="ce9" office:value-type="date" office:date-value="2023-09-30" calcext:value-type="date">
            <text:p>30/09/2023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Shadowlands</text:p>
          </table:table-cell>
          <table:table-cell table:style-name="ce2" office:value-type="string" calcext:value-type="string">
            <text:p>Terraforming Mars - the official TTRPG</text:p>
          </table:table-cell>
          <table:table-cell table:style-name="ce7" office:value-type="string" calcext:value-type="string">
            <text:p><text:a xlink:href="https://www.backerkit.com/c/projects/shadowlands-games/terraforming-mars-ttrpg" xlink:type="simple">https://www.backerkit.com/c/projects/shadowlands-games/terraforming-mars-ttrpg</text:a></text:p>
          </table:table-cell>
          <table:table-cell table:style-name="ce7" office:value-type="string" calcext:value-type="string">
            <text:p><text:a xlink:href="https://images.backerkit.com/active_storage/backerkit_production/blob/o5k6xllmpwv1s5tdhyxfhhrdm10m?ixlib=rails-4.3.1&amp;auto=compress%2Cformat&amp;cs=srgb&amp;w=600&amp;dpr=1&amp;q=75" xlink:type="simple">https://images.backerkit.com/active_storage/backerkit_production/blob/o5k6xllmpwv1s5tdhyxfhhrdm10m?ixlib=rails-4.3.1&amp;auto=compress%2Cformat&amp;cs=srgb&amp;w=600&amp;dpr=1&amp;q=75</text:a></text:p>
          </table:table-cell>
          <table:table-cell table:style-name="ce9" office:value-type="date" office:date-value="2025-03-21" calcext:value-type="date">
            <text:p>21/03/2025</text:p>
          </table:table-cell>
          <table:table-cell table:style-name="ce9" office:value-type="date" office:date-value="2026-03-01" calcext:value-type="date">
            <text:p>01/03/2026</text:p>
          </table:table-cell>
          <table:table-cell table:style-name="ce9" office:value-type="date" office:date-value="2026-06-15" calcext:value-type="date">
            <text:p>15/06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Shadowlands</text:p>
          </table:table-cell>
          <table:table-cell table:style-name="ce2" office:value-type="string" calcext:value-type="string">
            <text:p>The Howl of the Chimeras</text:p>
          </table:table-cell>
          <table:table-cell table:style-name="ce7" office:value-type="string" calcext:value-type="string">
            <text:p><text:a xlink:href="https://www.kickstarter.com/projects/shadowlandsgames/chimeras/description" xlink:type="simple">https://www.kickstarter.com/projects/shadowlandsgames/chimeras/description</text:a></text:p>
          </table:table-cell>
          <table:table-cell table:style-name="ce7" office:value-type="string" calcext:value-type="string">
            <text:p><text:a xlink:href="https://i.kickstarter.com/assets/046/891/318/86beded515b89c603874c7d82c69ba97_original.jpg?anim=false&amp;fit=cover&amp;gravity=auto&amp;height=873&amp;origin=ugc&amp;q=92&amp;v=1729007136&amp;width=1552&amp;sig=AEeu9W%2BXBh99%2FEgYmmsXFD8a4OC2BMHazdyVBzFZu%2Bg%3D" xlink:type="simple">https://i.kickstarter.com/assets/046/891/318/86beded515b89c603874c7d82c69ba97_original.jpg?anim=false&amp;fit=cover&amp;gravity=auto&amp;height=873&amp;origin=ugc&amp;q=92&amp;v=1729007136&amp;width=1552&amp;sig=AEeu9W%2BXBh99%2FEgYmmsXFD8a4OC2BMHazdyVBzFZu%2Bg%3D</text:a></text:p>
          </table:table-cell>
          <table:table-cell table:style-name="ce10" office:value-type="date" office:date-value="2024-10-15" calcext:value-type="date">
            <text:p>15/10/2024</text:p>
          </table:table-cell>
          <table:table-cell table:style-name="ce9" office:value-type="date" office:date-value="2026-01-22" calcext:value-type="date">
            <text:p>22/01/2026</text:p>
          </table:table-cell>
          <table:table-cell table:style-name="ce9" office:value-type="date" office:date-value="2025-02-28" calcext:value-type="date">
            <text:p>28/02/2025</text:p>
          </table:table-cell>
          <table:table-cell table:style-name="ce9" office:value-type="date" office:date-value="2026-01-22" calcext:value-type="date">
            <text:p>22/01/2026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Tania Herrero</text:p>
          </table:table-cell>
          <table:table-cell table:style-name="ce2" office:value-type="string" calcext:value-type="string">
            <text:p>The Omens October Brings</text:p>
          </table:table-cell>
          <table:table-cell table:style-name="ce7" office:value-type="string" calcext:value-type="string">
            <text:p><text:a xlink:href="https://www.kickstarter.com/projects/taniaherrero/the-omens-october-brings?ref=profile_created&amp;category_id=34" xlink:type="simple">https://www.kickstarter.com/projects/taniaherrero/the-omens-october-brings?ref=profile_created&amp;category_id=34</text:a></text:p>
          </table:table-cell>
          <table:table-cell table:style-name="ce7" office:value-type="string" calcext:value-type="string">
            <text:p><text:a xlink:href="https://i.kickstarter.com/assets/047/121/595/297e15fbc910f88334c971f9026ce744_original.png?anim=false&amp;fit=cover&amp;gravity=auto&amp;height=873&amp;origin=ugc&amp;q=92&amp;v=1730468442&amp;width=1552&amp;sig=fHc5WKQUc%2Btrkr2kJ0anGTJ4laDKd7FfPebRbvV1HO8%3D" xlink:type="simple">https://i.kickstarter.com/assets/047/121/595/297e15fbc910f88334c971f9026ce744_original.png?anim=false&amp;fit=cover&amp;gravity=auto&amp;height=873&amp;origin=ugc&amp;q=92&amp;v=1730468442&amp;width=1552&amp;sig=fHc5WKQUc%2Btrkr2kJ0anGTJ4laDKd7FfPebRbvV1HO8%3D</text:a></text:p>
          </table:table-cell>
          <table:table-cell table:style-name="ce10" office:value-type="date" office:date-value="2024-11-24" calcext:value-type="date">
            <text:p>24/11/2024</text:p>
          </table:table-cell>
          <table:table-cell table:style-name="ce10" office:value-type="date" office:date-value="2024-12-27" calcext:value-type="date">
            <text:p>27/12/2024</text:p>
          </table:table-cell>
          <table:table-cell table:style-name="ce9" office:value-type="date" office:date-value="2025-01-31" calcext:value-type="date">
            <text:p>31/01/2025</text:p>
          </table:table-cell>
          <table:table-cell table:style-name="ce10" office:value-type="date" office:date-value="2024-12-27" calcext:value-type="date">
            <text:p>27/12/2024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Tania Herrero</text:p>
          </table:table-cell>
          <table:table-cell table:style-name="ce2" office:value-type="string" calcext:value-type="string">
            <text:p>The Pit of Blasphemy</text:p>
          </table:table-cell>
          <table:table-cell table:style-name="ce7" office:value-type="string" calcext:value-type="string">
            <text:p><text:a xlink:href="https://www.kickstarter.com/projects/taniaherrero/the-pit-of-blasphemy?ref=profile_created&amp;category_id=34" xlink:type="simple">https://www.kickstarter.com/projects/taniaherrero/the-pit-of-blasphemy?ref=profile_created&amp;category_id=34</text:a></text:p>
          </table:table-cell>
          <table:table-cell table:style-name="ce7" office:value-type="string" calcext:value-type="string">
            <text:p><text:a xlink:href="https://i.kickstarter.com/assets/043/862/104/7bd337f4cc589c7ab2811bd3a2f29189_original.png?anim=false&amp;fit=cover&amp;gravity=auto&amp;height=873&amp;origin=ugc&amp;q=92&amp;v=1706801821&amp;width=1552&amp;sig=EWQnX0Tx%2F9YktxlaAIhR%2BJeOSEaQv%2Fas19BQGRYKXKY%3D" xlink:type="simple">https://i.kickstarter.com/assets/043/862/104/7bd337f4cc589c7ab2811bd3a2f29189_original.png?anim=false&amp;fit=cover&amp;gravity=auto&amp;height=873&amp;origin=ugc&amp;q=92&amp;v=1706801821&amp;width=1552&amp;sig=EWQnX0Tx%2F9YktxlaAIhR%2BJeOSEaQv%2Fas19BQGRYKXKY%3D</text:a></text:p>
          </table:table-cell>
          <table:table-cell table:style-name="ce9" office:value-type="date" office:date-value="2024-02-01" calcext:value-type="date">
            <text:p>01/02/2024</text:p>
          </table:table-cell>
          <table:table-cell table:style-name="ce9" office:value-type="date" office:date-value="2024-08-05" calcext:value-type="date">
            <text:p>05/08/2024</text:p>
          </table:table-cell>
          <table:table-cell table:style-name="ce9" office:value-type="date" office:date-value="2024-05-31" calcext:value-type="date">
            <text:p>31/05/2024</text:p>
          </table:table-cell>
          <table:table-cell table:style-name="ce9" office:value-type="date" office:date-value="2024-04-05" calcext:value-type="date">
            <text:p>05/04/2024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Tania Herrero</text:p>
          </table:table-cell>
          <table:table-cell table:style-name="ce2" office:value-type="string" calcext:value-type="string">
            <text:p>The White Horse of Lowvale</text:p>
          </table:table-cell>
          <table:table-cell table:style-name="ce7" office:value-type="string" calcext:value-type="string">
            <text:p><text:a xlink:href="https://www.kickstarter.com/projects/taniaherrero/the-white-horse-of-lowvale?ref=profile_created&amp;category_id=34" xlink:type="simple">https://www.kickstarter.com/projects/taniaherrero/the-white-horse-of-lowvale?ref=profile_created&amp;category_id=34</text:a></text:p>
          </table:table-cell>
          <table:table-cell table:style-name="ce7" office:value-type="string" calcext:value-type="string">
            <text:p><text:a xlink:href="https://i.kickstarter.com/assets/048/214/360/b80dd3f3e3849fda0517031e7cf67b0a_original.png?anim=false&amp;fit=cover&amp;gravity=auto&amp;height=873&amp;origin=ugc&amp;q=92&amp;v=1739819717&amp;width=1552&amp;sig=zcF9kPBlIbHN%2FhJbBHeyqyEMjQ%2BJN3EzI2jDewGdHKY%3D" xlink:type="simple">https://i.kickstarter.com/assets/048/214/360/b80dd3f3e3849fda0517031e7cf67b0a_original.png?anim=false&amp;fit=cover&amp;gravity=auto&amp;height=873&amp;origin=ugc&amp;q=92&amp;v=1739819717&amp;width=1552&amp;sig=zcF9kPBlIbHN%2FhJbBHeyqyEMjQ%2BJN3EzI2jDewGdHKY%3D</text:a></text:p>
          </table:table-cell>
          <table:table-cell table:style-name="ce9" office:value-type="date" office:date-value="2025-02-17" calcext:value-type="date">
            <text:p>17/02/2025</text:p>
          </table:table-cell>
          <table:table-cell table:style-name="ce9" office:value-type="date" office:date-value="2025-04-18" calcext:value-type="date">
            <text:p>18/04/2025</text:p>
          </table:table-cell>
          <table:table-cell table:style-name="ce9" office:value-type="date" office:date-value="2025-03-31" calcext:value-type="date">
            <text:p>31/03/2025</text:p>
          </table:table-cell>
          <table:table-cell table:style-name="ce9" office:value-type="date" office:date-value="2025-04-01" calcext:value-type="date">
            <text:p>01/04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Outremer Ediciones</text:p>
          </table:table-cell>
          <table:table-cell table:style-name="ce2" office:value-type="string" calcext:value-type="string">
            <text:p>Thousand Suns: Un juego de rol de ciencia ficción imperial</text:p>
          </table:table-cell>
          <table:table-cell table:style-name="ce7" office:value-type="string" calcext:value-type="string">
            <text:p><text:a xlink:href="https://www.verkami.com/projects/37954-thousand-suns-un-juego-de-rol-de-ciencia-ficcion-imperial" xlink:type="simple">https://www.verkami.com/projects/37954-thousand-suns-un-juego-de-rol-de-ciencia-ficcion-imperial</text:a></text:p>
          </table:table-cell>
          <table:table-cell table:style-name="ce7" office:value-type="string" calcext:value-type="string">
            <text:p><text:a xlink:href="https://dg9aaz8jl1ktt.cloudfront.net/the_files/99558/project_main_cover.jpg?1712049740" xlink:type="simple">https://dg9aaz8jl1ktt.cloudfront.net/the_files/99558/project_main_cover.jpg?1712049740</text:a></text:p>
          </table:table-cell>
          <table:table-cell table:style-name="ce9" office:value-type="date" office:date-value="2024-04-21" calcext:value-type="date">
            <text:p>21/04/2024</text:p>
          </table:table-cell>
          <table:table-cell table:style-name="ce9" office:value-type="date" office:date-value="2024-06-21" calcext:value-type="date">
            <text:p>21/06/2024</text:p>
          </table:table-cell>
          <table:table-cell table:style-name="ce9" office:value-type="date" office:date-value="2024-07-31" calcext:value-type="date">
            <text:p>31/07/2024</text:p>
          </table:table-cell>
          <table:table-cell table:style-name="ce9" office:value-type="date" office:date-value="2024-06-21" calcext:value-type="date">
            <text:p>21/06/2024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Sugaar Editorial</text:p>
          </table:table-cell>
          <table:table-cell table:style-name="ce6" office:value-type="string" calcext:value-type="string">
            <text:p>Traveller – Manual básico Actualización 2026</text:p>
          </table:table-cell>
          <table:table-cell table:style-name="ce7" office:value-type="string" calcext:value-type="string">
            <text:p><text:a xlink:href="https://sugaareditorial.com/ya-en-preventa-traveller-manual-basico-actualizacion-2026/" xlink:type="simple">https://sugaareditorial.com/ya-en-preventa-traveller-manual-basico-actualizacion-2026/</text:a></text:p>
          </table:table-cell>
          <table:table-cell table:style-name="ce7" office:value-type="string" calcext:value-type="string">
            <text:p><text:a xlink:href="https://i0.wp.com/sugaareditorial.com/wp-content/uploads/2026/02/2026-02-05-Preventa-TRV1019.jpg?w=1200&amp;ssl=1" xlink:type="simple">https://i0.wp.com/sugaareditorial.com/wp-content/uploads/2026/02/2026-02-05-Preventa-TRV1019.jpg?w=1200&amp;ssl=1</text:a></text:p>
          </table:table-cell>
          <table:table-cell table:style-name="ce9" office:value-type="date" office:date-value="2026-04-18" calcext:value-type="date">
            <text:p>18/04/2026</text:p>
          </table:table-cell>
          <table:table-cell table:style-name="ce4"/>
          <table:table-cell table:style-name="ce9" office:value-type="date" office:date-value="2026-04-30" calcext:value-type="date">
            <text:p>30/04/2026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Sugaar Editorial</text:p>
          </table:table-cell>
          <table:table-cell table:style-name="ce2" office:value-type="string" calcext:value-type="string">
            <text:p>Traveller: Campañas navales</text:p>
          </table:table-cell>
          <table:table-cell table:style-name="ce7" office:value-type="string" calcext:value-type="string">
            <text:p><text:a xlink:href="https://gamefound.com/es/projects/sugaar/traveller-campanas-navales?ref=explore-creator-page" xlink:type="simple">https://gamefound.com/es/projects/sugaar/traveller-campanas-navales?ref=explore-creator-page</text:a></text:p>
          </table:table-cell>
          <table:table-cell table:style-name="ce7" office:value-type="string" calcext:value-type="string">
            <text:p><text:a xlink:href="https://imgcdn.gamefound.com/projectgallery/projects/6599/534158ec-40c5-4796-a908-dbffccde33a1.jpg" xlink:type="simple">https://imgcdn.gamefound.com/projectgallery/projects/6599/534158ec-40c5-4796-a908-dbffccde33a1.jpg</text:a></text:p>
          </table:table-cell>
          <table:table-cell table:style-name="ce9" office:value-type="date" office:date-value="2025-11-26" calcext:value-type="date">
            <text:p>26/11/2025</text:p>
          </table:table-cell>
          <table:table-cell table:style-name="ce9" office:value-type="date" office:date-value="2025-12-16" calcext:value-type="date">
            <text:p>16/12/2025</text:p>
          </table:table-cell>
          <table:table-cell table:style-name="ce9" office:value-type="date" office:date-value="2026-05-31" calcext:value-type="date">
            <text:p>31/05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Sugaar Editorial</text:p>
          </table:table-cell>
          <table:table-cell table:style-name="ce2" office:value-type="string" calcext:value-type="string">
            <text:p>Traveller: El Gran Abismo</text:p>
          </table:table-cell>
          <table:table-cell table:style-name="ce7" office:value-type="string" calcext:value-type="string">
            <text:p><text:a xlink:href="https://gamefound.com/es/projects/sugaar/traveller-el-gran-abismo" xlink:type="simple">https://gamefound.com/es/projects/sugaar/traveller-el-gran-abismo</text:a></text:p>
          </table:table-cell>
          <table:table-cell table:style-name="ce7" office:value-type="string" calcext:value-type="string">
            <text:p><text:a xlink:href="https://imgcdn.gamefound.com/projectgallery/projects/3145/f0e4b2ff-df42-4dfd-b556-2a552e84bd33.jpg" xlink:type="simple">https://imgcdn.gamefound.com/projectgallery/projects/3145/f0e4b2ff-df42-4dfd-b556-2a552e84bd33.jpg</text:a></text:p>
          </table:table-cell>
          <table:table-cell table:style-name="ce9" office:value-type="date" office:date-value="2023-09-07" calcext:value-type="date">
            <text:p>07/09/2023</text:p>
          </table:table-cell>
          <table:table-cell table:style-name="ce9" office:value-type="date" office:date-value="2025-10-23" calcext:value-type="date">
            <text:p>23/10/2025</text:p>
          </table:table-cell>
          <table:table-cell table:style-name="ce9" office:value-type="date" office:date-value="2024-02-28" calcext:value-type="date">
            <text:p>28/02/2024</text:p>
          </table:table-cell>
          <table:table-cell table:style-name="ce9" office:value-type="date" office:date-value="2025-03-31" calcext:value-type="date">
            <text:p>31/03/2025</text:p>
          </table:table-cell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77 Mundos</text:p>
          </table:table-cell>
          <table:table-cell table:style-name="ce2" office:value-type="string" calcext:value-type="string">
            <text:p>Trey &amp; Comae Engine</text:p>
          </table:table-cell>
          <table:table-cell table:style-name="ce7" office:value-type="string" calcext:value-type="string">
            <text:p><text:a xlink:href="https://www.verkami.com/projects/42701-trey-comae-engine" xlink:type="simple">https://www.verkami.com/projects/42701-trey-comae-engine</text:a></text:p>
          </table:table-cell>
          <table:table-cell table:style-name="ce7" office:value-type="string" calcext:value-type="string">
            <text:p><text:a xlink:href="https://dg9aaz8jl1ktt.cloudfront.net/the_files/108044/project_main_cover.jpg?1771599554" xlink:type="simple">https://dg9aaz8jl1ktt.cloudfront.net/the_files/108044/project_main_cover.jpg?1771599554</text:a></text:p>
          </table:table-cell>
          <table:table-cell table:style-name="ce9" office:value-type="date" office:date-value="2026-03-15" calcext:value-type="date">
            <text:p>15/03/2026</text:p>
          </table:table-cell>
          <table:table-cell table:style-name="ce9" office:value-type="date" office:date-value="2026-03-27" calcext:value-type="date">
            <text:p>27/03/2026</text:p>
          </table:table-cell>
          <table:table-cell table:style-name="ce9" office:value-type="date" office:date-value="2026-04-30" calcext:value-type="date">
            <text:p>30/04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Shadowlands</text:p>
          </table:table-cell>
          <table:table-cell table:style-name="ce2" office:value-type="string" calcext:value-type="string">
            <text:p>Trickerion - The Role-playing Game</text:p>
          </table:table-cell>
          <table:table-cell table:style-name="ce7" office:value-type="string" calcext:value-type="string">
            <text:p><text:a xlink:href="https://www.backerkit.com/c/projects/shadowlands-games/trickerion-the-roleplaying-game" xlink:type="simple">https://www.backerkit.com/c/projects/shadowlands-games/trickerion-the-roleplaying-game</text:a></text:p>
          </table:table-cell>
          <table:table-cell table:style-name="ce7" office:value-type="string" calcext:value-type="string">
            <text:p><text:a xlink:href="https://images.backerkit.com/active_storage/backerkit_production/blob/ta1rw2svomhghmk1klrvsd4si500?ixlib=rails-4.3.1&amp;auto=compress%2Cformat&amp;cs=srgb&amp;ar=16%3A9&amp;fit=crop&amp;w=896&amp;dpr=3&amp;q=35" xlink:type="simple">https://images.backerkit.com/active_storage/backerkit_production/blob/ta1rw2svomhghmk1klrvsd4si500?ixlib=rails-4.3.1&amp;auto=compress%2Cformat&amp;cs=srgb&amp;ar=16%3A9&amp;fit=crop&amp;w=896&amp;dpr=3&amp;q=35</text:a></text:p>
          </table:table-cell>
          <table:table-cell table:style-name="ce9" office:value-type="date" office:date-value="2024-07-25" calcext:value-type="date">
            <text:p>25/07/2024</text:p>
          </table:table-cell>
          <table:table-cell table:style-name="ce9" office:value-type="date" office:date-value="2026-02-05" calcext:value-type="date">
            <text:p>05/02/2026</text:p>
          </table:table-cell>
          <table:table-cell table:style-name="ce9" office:value-type="date" office:date-value="2025-09-30" calcext:value-type="date">
            <text:p>30/09/2025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Art0rius</text:p>
          </table:table-cell>
          <table:table-cell table:style-name="ce2" office:value-type="string" calcext:value-type="string">
            <text:p>Uno rapidito!</text:p>
          </table:table-cell>
          <table:table-cell table:style-name="ce7" office:value-type="string" calcext:value-type="string">
            <text:p><text:a xlink:href="https://www.verkami.com/projects/42691-uno-rapidito" xlink:type="simple">https://www.verkami.com/projects/42691-uno-rapidito</text:a></text:p>
          </table:table-cell>
          <table:table-cell table:style-name="ce7" office:value-type="string" calcext:value-type="string">
            <text:p><text:a xlink:href="https://dg9aaz8jl1ktt.cloudfront.net/the_files/108071/project_thumbnail.jpg?1772020836" xlink:type="simple">https://dg9aaz8jl1ktt.cloudfront.net/the_files/108071/project_thumbnail.jpg?1772020836</text:a></text:p>
          </table:table-cell>
          <table:table-cell table:style-name="ce9" office:value-type="date" office:date-value="2026-03-30" calcext:value-type="date">
            <text:p>30/03/2026</text:p>
          </table:table-cell>
          <table:table-cell table:style-name="ce9" office:value-type="date" office:date-value="2026-03-31" calcext:value-type="date">
            <text:p>31/03/2026</text:p>
          </table:table-cell>
          <table:table-cell table:style-name="ce9" office:value-type="date" office:date-value="2026-08-31" calcext:value-type="date">
            <text:p>31/08/2026</text:p>
          </table:table-cell>
          <table:table-cell table:style-name="ce12"/>
          <table:table-cell table:style-name="ce4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HT Publishers</text:p>
          </table:table-cell>
          <table:table-cell table:style-name="ce2" office:value-type="string" calcext:value-type="string">
            <text:p>Vuelve el Pathfinder más salvaje</text:p>
          </table:table-cell>
          <table:table-cell table:style-name="ce7" office:value-type="string" calcext:value-type="string">
            <text:p><text:a xlink:href="https://www.verkami.com/projects/42305-vuelve-el-pathfinder-mas-salvaje" xlink:type="simple">https://www.verkami.com/projects/42305-vuelve-el-pathfinder-mas-salvaje</text:a></text:p>
          </table:table-cell>
          <table:table-cell table:style-name="ce7" office:value-type="string" calcext:value-type="string">
            <text:p><text:a xlink:href="https://dg9aaz8jl1ktt.cloudfront.net/the_files/107039/project_thumbnail.jpg?1763454083" xlink:type="simple">https://dg9aaz8jl1ktt.cloudfront.net/the_files/107039/project_thumbnail.jpg?1763454083</text:a></text:p>
          </table:table-cell>
          <table:table-cell table:style-name="ce10" office:value-type="date" office:date-value="2025-12-12" calcext:value-type="date">
            <text:p>12/12/2025</text:p>
          </table:table-cell>
          <table:table-cell table:style-name="ce10" office:value-type="date" office:date-value="2025-12-18" calcext:value-type="date">
            <text:p>18/12/2025</text:p>
          </table:table-cell>
          <table:table-cell table:style-name="ce9" office:value-type="date" office:date-value="2026-04-30" calcext:value-type="date">
            <text:p>30/04/2026</text:p>
          </table:table-cell>
          <table:table-cell table:style-name="ce4" table:number-columns-repeated="20"/>
          <table:table-cell table:number-columns-repeated="997"/>
        </table:table-row>
        <table:table-row table:style-name="ro4" table:number-rows-repeated="875">
          <table:table-cell table:style-name="ce4" table:number-columns-repeated="27"/>
          <table:table-cell table:number-columns-repeated="997"/>
        </table:table-row>
        <table:table-row table:style-name="ro5" table:number-rows-repeated="104762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Mecenazgos sin entregar'.$A$1" table:cell-range-address="$'Mecenazgos sin entregar'.$A$1:.$H$72"/>
        </table:named-expressions>
      </table:table>
      <table:named-expressions/>
      <table:database-ranges>
        <table:database-range table:name="__Anonymous_Sheet_DB__0" table:target-range-address="'Mecenazgos sin entregar'.A1:'Mecenazgos sin entregar'.H7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T Walsheim Medium&quot;" svg:font-family="'&quot;GT Walsheim Medium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day/>
      <number:text>/</number:text>
      <number:month/>
      <number:text>/</number:text>
      <number:year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 style:data-style-name="N2" text:time-value="09:45:26.656762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cenazgos_20_sin_20_entregar" style:display-name="PageStyle_Mecenazgos sin entreg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óximos" style:display-name="PageStyle_Próxim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07T09:45:42.030531815</dc:date>
    <meta:editing-duration>PT15S</meta:editing-duration>
    <meta:editing-cycles>1</meta:editing-cycles>
    <meta:document-statistic meta:table-count="1" meta:cell-count="520" meta:object-count="0"/>
  </office:meta>
</office:document-meta>
</file>